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1.4091in"/>
    </style:style>
    <style:style style:name="co8" style:family="table-column">
      <style:table-column-properties fo:break-before="auto" style:column-width="1.0764in"/>
    </style:style>
    <style:style style:name="co9" style:family="table-column">
      <style:table-column-properties fo:break-before="auto" style:column-width="1.6236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1.3126in"/>
    </style:style>
    <style:style style:name="co12" style:family="table-column">
      <style:table-column-properties fo:break-before="auto" style:column-width="1.4409in"/>
    </style:style>
    <style:style style:name="co13" style:family="table-column">
      <style:table-column-properties fo:break-before="auto" style:column-width="1.3445in"/>
    </style:style>
    <style:style style:name="co14" style:family="table-column">
      <style:table-column-properties fo:break-before="auto" style:column-width="0.3472in"/>
    </style:style>
    <style:style style:name="co15" style:family="table-column">
      <style:table-column-properties fo:break-before="auto" style:column-width="0.1972in"/>
    </style:style>
    <style:style style:name="co16" style:family="table-column">
      <style:table-column-properties fo:break-before="auto" style:column-width="0.272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5618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4547in"/>
    </style:style>
    <style:style style:name="co21" style:family="table-column">
      <style:table-column-properties fo:break-before="auto" style:column-width="2.0307in"/>
    </style:style>
    <style:style style:name="co22" style:family="table-column">
      <style:table-column-properties fo:break-before="auto" style:column-width="0.5516in"/>
    </style:style>
    <style:style style:name="co23" style:family="table-column">
      <style:table-column-properties fo:break-before="auto" style:column-width="0.9374in"/>
    </style:style>
    <style:style style:name="co24" style:family="table-column">
      <style:table-column-properties fo:break-before="auto" style:column-width="1.5591in"/>
    </style:style>
    <style:style style:name="co25" style:family="table-column">
      <style:table-column-properties fo:break-before="auto" style:column-width="0.9693in"/>
    </style:style>
    <style:style style:name="co26" style:family="table-column">
      <style:table-column-properties fo:break-before="auto" style:column-width="2.278in"/>
    </style:style>
    <style:style style:name="co27" style:family="table-column">
      <style:table-column-properties fo:break-before="auto" style:column-width="0.7547in"/>
    </style:style>
    <style:style style:name="co28" style:family="table-column">
      <style:table-column-properties fo:break-before="auto" style:column-width="1.452in"/>
    </style:style>
    <style:style style:name="co29" style:family="table-column">
      <style:table-column-properties fo:break-before="auto" style:column-width="0.8835in"/>
    </style:style>
    <style:style style:name="co30" style:family="table-column">
      <style:table-column-properties fo:break-before="auto" style:column-width="1.8701in"/>
    </style:style>
    <style:style style:name="co31" style:family="table-column">
      <style:table-column-properties fo:break-before="auto" style:column-width="2.0953in"/>
    </style:style>
    <style:style style:name="co32" style:family="table-column">
      <style:table-column-properties fo:break-before="auto" style:column-width="1.1728in"/>
    </style:style>
    <style:style style:name="co33" style:family="table-column">
      <style:table-column-properties fo:break-before="auto" style:column-width="1.5161in"/>
    </style:style>
    <style:style style:name="co34" style:family="table-column">
      <style:table-column-properties fo:break-before="auto" style:column-width="0.7228in"/>
    </style:style>
    <style:style style:name="co35" style:family="table-column">
      <style:table-column-properties fo:break-before="auto" style:column-width="1.9339in"/>
    </style:style>
    <style:style style:name="co36" style:family="table-column">
      <style:table-column-properties fo:break-before="auto" style:column-width="2.0736in"/>
    </style:style>
    <style:style style:name="co37" style:family="table-column">
      <style:table-column-properties fo:break-before="auto" style:column-width="1.2264in"/>
    </style:style>
    <style:style style:name="co38" style:family="table-column">
      <style:table-column-properties fo:break-before="auto" style:column-width="0.8902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1.0445in"/>
    </style:style>
    <style:style style:name="co41" style:family="table-column">
      <style:table-column-properties fo:break-before="auto" style:column-width="1.902in"/>
    </style:style>
    <style:style style:name="co42" style:family="table-column">
      <style:table-column-properties fo:break-before="auto" style:column-width="0.9799in"/>
    </style:style>
    <style:style style:name="co43" style:family="table-column">
      <style:table-column-properties fo:break-before="auto" style:column-width="0.948in"/>
    </style:style>
    <style:style style:name="co44" style:family="table-column">
      <style:table-column-properties fo:break-before="auto" style:column-width="2.5665in"/>
    </style:style>
    <style:style style:name="co45" style:family="table-column">
      <style:table-column-properties fo:break-before="auto" style:column-width="14.95in"/>
    </style:style>
    <style:style style:name="co46" style:family="table-column">
      <style:table-column-properties fo:break-before="auto" style:column-width="0.798in"/>
    </style:style>
    <style:style style:name="co47" style:family="table-column">
      <style:table-column-properties fo:break-before="auto" style:column-width="12.8165in"/>
    </style:style>
    <style:style style:name="co48" style:family="table-column">
      <style:table-column-properties fo:break-before="auto" style:column-width="1.6874in"/>
    </style:style>
    <style:style style:name="co49" style:family="table-column">
      <style:table-column-properties fo:break-before="auto" style:column-width="0.7866in"/>
    </style:style>
    <style:style style:name="co50" style:family="table-column">
      <style:table-column-properties fo:break-before="auto" style:column-width="0.8516in"/>
    </style:style>
    <style:style style:name="co51" style:family="table-column">
      <style:table-column-properties fo:break-before="auto" style:column-width="0.8945in"/>
    </style:style>
    <style:style style:name="co52" style:family="table-column">
      <style:table-column-properties fo:break-before="auto" style:column-width="1.6772in"/>
    </style:style>
    <style:style style:name="co53" style:family="table-column">
      <style:table-column-properties fo:break-before="auto" style:column-width="1.4193in"/>
    </style:style>
    <style:style style:name="co54" style:family="table-column">
      <style:table-column-properties fo:break-before="auto" style:column-width="2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65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Type: Suggestion</text:p>
          </table:table-cell>
          <table:table-cell office:value-type="string" calcext:value-type="string">
            <text:p>Feature: Metadata</text:p>
          </table:table-cell>
          <table:table-cell office:value-type="string" calcext:value-type="string">
            <text:p>User Role: Curator</text:p>
          </table:table-cell>
          <table:table-cell office:value-type="string" calcext:value-type="string">
            <text:p>User Role: Depositor</text:p>
          </table:table-cell>
          <table:table-cell office:value-type="string" calcext:value-type="string">
            <text:p>NIH OTA: 1.5.1</text:p>
          </table:table-cell>
          <table:table-cell office:value-type="string" calcext:value-type="string">
            <text:p>bklog: NeedsDiscussion</text:p>
          </table:table-cell>
          <table:table-cell office:value-type="string" calcext:value-type="string">
            <text:p>D: 5 Core PIDs</text:p>
          </table:table-cell>
          <table:table-cell office:value-type="string" calcext:value-type="string">
            <text:p>Size: NoSprintCost</text:p>
          </table:table-cell>
          <table:table-cell office:value-type="string" calcext:value-type="string">
            <text:p>pm.f01-d-y01-a05-t01</text:p>
          </table:table-cell>
          <table:table-cell office:value-type="string" calcext:value-type="string">
            <text:p>pm.f01-d-y01-a05-t02</text:p>
          </table:table-cell>
          <table:table-cell office:value-type="string" calcext:value-type="string">
            <text:p>Feature: Harvesting</text:p>
          </table:table-cell>
          <table:table-cell office:value-type="string" calcext:value-type="string">
            <text:p>NIH OTA: 1.1.1</text:p>
          </table:table-cell>
          <table:table-cell office:value-type="string" calcext:value-type="string">
            <text:p>pm.f01-d-y01-a01-t01</text:p>
          </table:table-cell>
          <table:table-cell office:value-type="string" calcext:value-type="string">
            <text:p>h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IH OTA: 1.2.2</text:p>
          </table:table-cell>
          <table:table-cell office:value-type="string" calcext:value-type="string">
            <text:p>pm.f01-d-y01-a02-t02</text:p>
          </table:table-cell>
          <table:table-cell office:value-type="string" calcext:value-type="string">
            <text:p>NIH OTA: 1.2.1</text:p>
          </table:table-cell>
          <table:table-cell office:value-type="string" calcext:value-type="string">
            <text:p>pm.f01-d-y01-a02-t01</text:p>
          </table:table-cell>
          <table:table-cell office:value-type="string" calcext:value-type="string">
            <text:p>Size: 80</text:p>
          </table:table-cell>
          <table:table-cell office:value-type="string" calcext:value-type="string">
            <text:p>Size: 3</text:p>
          </table:table-cell>
          <table:table-cell office:value-type="string" calcext:value-type="string">
            <text:p>NIH OTA DC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Feature: Controlled Vocabulary</text:p>
          </table:table-cell>
          <table:table-cell office:value-type="string" calcext:value-type="string">
            <text:p>pm.f02</text:p>
          </table:table-cell>
          <table:table-cell office:value-type="string" calcext:value-type="string">
            <text:p>NIH: NetCDF</text:p>
          </table:table-cell>
          <table:table-cell office:value-type="string" calcext:value-type="string">
            <text:p>NIH OTA: 1.6.2</text:p>
          </table:table-cell>
          <table:table-cell office:value-type="string" calcext:value-type="string">
            <text:p>pm.f01-d-y01-a06-t02</text:p>
          </table:table-cell>
          <table:table-cell office:value-type="string" calcext:value-type="string">
            <text:p>pm.f01-d-y01-a04-t01</text:p>
          </table:table-cell>
          <table:table-cell office:value-type="string" calcext:value-type="string">
            <text:p>pm.f01-d-y01-a04-t02</text:p>
          </table:table-cell>
          <table:table-cell office:value-type="string" calcext:value-type="string">
            <text:p>pm.epic.nih_harvesting</text:p>
          </table:table-cell>
          <table:table-cell office:value-type="string" calcext:value-type="string">
            <text:p>NIH OTA: 1.4.1</text:p>
          </table:table-cell>
          <table:table-cell office:value-type="string" calcext:value-type="string">
            <text:p>Size: 33</text:p>
          </table:table-cell>
          <table:table-cell office:value-type="string" calcext:value-type="string">
            <text:p>Size: 10</text:p>
          </table:table-cell>
          <table:table-cell office:value-type="string" calcext:value-type="string">
            <text:p>Size: Queued</text:p>
          </table:table-cell>
          <table:table-cell office:value-type="string" calcext:value-type="string">
            <text:p>pm.epic.nih_harvesting_framework</text:p>
          </table:table-cell>
          <table:table-cell office:value-type="string" calcext:value-type="string">
            <text:p>Type: Bug</text:p>
          </table:table-cell>
          <table:table-cell office:value-type="string" calcext:value-type="string">
            <text:p>User Role: Superuser</text:p>
          </table:table-cell>
          <table:table-cell office:value-type="string" calcext:value-type="string">
            <text:p>Testing: API</text:p>
          </table:table-cell>
          <table:table-cell office:value-type="string" calcext:value-type="string">
            <text:p>User Role: Sysadmin</text:p>
          </table:table-cell>
          <table:table-cell office:value-type="string" calcext:value-type="string">
            <text:p>Feature: API Guide</text:p>
          </table:table-cell>
          <table:table-cell office:value-type="string" calcext:value-type="string">
            <text:p>Feature: Code Infrastructure</text:p>
          </table:table-cell>
          <table:table-cell office:value-type="string" calcext:value-type="string">
            <text:p>Feature: File Upload &amp; Handling</text:p>
          </table:table-cell>
          <table:table-cell office:value-type="string" calcext:value-type="string">
            <text:p>pm.f01</text:p>
          </table:table-cell>
          <table:table-cell office:value-type="string" calcext:value-type="string">
            <text:p>D: Dev</text:p>
          </table:table-cell>
          <table:table-cell office:value-type="string" calcext:value-type="string">
            <text:p>ops: Email Issue</text:p>
          </table:table-cell>
          <table:table-cell office:value-type="string" calcext:value-type="string">
            <text:p>NIH OTA: 1.6.1</text:p>
          </table:table-cell>
          <table:table-cell office:value-type="string" calcext:value-type="string">
            <text:p>D: OpenDP Integration</text:p>
          </table:table-cell>
          <table:table-cell office:value-type="string" calcext:value-type="string">
            <text:p>pm.f01-d-y01-a06-t01</text:p>
          </table:table-cell>
          <table:table-cell office:value-type="string" calcext:value-type="string">
            <text:p>Working Group: SWC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IH OTA: 1.3.1</text:p>
          </table:table-cell>
          <table:table-cell office:value-type="string" calcext:value-type="string">
            <text:p>pm.f01-d-y01-a03-t01</text:p>
          </table:table-cell>
          <table:table-cell office:value-type="string" calcext:value-type="string">
            <text:p>pm.f01-d-y01-a03-t02</text:p>
          </table:table-cell>
          <table:table-cell office:value-type="string" calcext:value-type="string">
            <text:p>Feature: Account &amp; User Info</text:p>
          </table:table-cell>
          <table:table-cell office:value-type="string" calcext:value-type="string">
            <text:p>NIH OTA: 1.7.1 (reArchitecture)</text:p>
          </table:table-cell>
          <table:table-cell office:value-type="string" calcext:value-type="string">
            <text:p>pm.f01-d-y01-a07-t01</text:p>
          </table:table-cell>
          <table:table-cell office:value-type="string" calcext:value-type="string">
            <text:p>pm.f01-d-y01-a07-t02</text:p>
          </table:table-cell>
          <table:table-cell office:value-type="string" calcext:value-type="string">
            <text:p>DevOps: Problem</text:p>
          </table:table-cell>
          <table:table-cell office:value-type="string" calcext:value-type="string">
            <text:p>pm.f01-d-y02-a05-t01</text:p>
          </table:table-cell>
          <table:table-cell office:value-type="string" calcext:value-type="string">
            <text:p>pm.f01-d-y02-a03-t02</text:p>
          </table:table-cell>
          <table:table-cell office:value-type="string" calcext:value-type="string">
            <text:p>pm.f01-d-y02-a03-t01</text:p>
          </table:table-cell>
          <table:table-cell/>
        </table:table-row>
        <table:table-row table:style-name="ro1" table:visibility="filter"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'Support for Crossref Funder Registry I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bklog: NeedsDiscussion','D: 5 Core PIDs','Size: NoSprintCost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1T20:43:49Z'</text:p>
          </table:table-cell>
          <table:table-cell office:value-type="string" calcext:value-type="string">
            <text:p>20230322-074748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'Remove the Contributor type "Funder" in Dataverse's citation metadatablock, move that metadata to the Funder Information Agency fie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'Align (or merge) DataCite metadata expor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'Support Research Organization Registry (ROR) 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'Enhance Globus support for remote endpoints and tape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'Globus: DatasetVersion in dataset level externaltoo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'Globus: Identify and add configurable button(s) for Upload and Download actions on Dataset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'Large file download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994" calcext:value-type="float">
            <text:p>5994</text:p>
          </table:table-cell>
          <table:table-cell office:value-type="string" calcext:value-type="string">
            <text:p>'External data support: Globus endpoints (deposit and indexing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'GDCC/Globus and Big Data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5994','7524','7626','7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5Z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'Simple support for remote web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732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3:57:03Z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'Release Notes related to HDC 1 and 3A/3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3a','3b','1','NIH OTA: 1.1.1','pm.f01-d-y01-a01-t01'</text:p>
          </table:table-cell>
          <table:table-cell office:value-type="string" calcext:value-type="string">
            <text:p>'861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9:07:29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'As a user I would like to be able to export my dataset metadata via DDI-CD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'As a user I would like to be able to include DDI-CDI meta data with a dataset that I import, and be able to export my dataset with the metadata intact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'Create a white paper that summarizes what we know and what we don't know about the state of DDI-CDI currentl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Collection: Keep track of list of issues that we want to address as part of 1.4.1'</text:p>
          </table:table-cell>
          <table:table-cell office:value-type="string" calcext:value-type="string">
            <text:p>'dataverse-pm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'1.2.1 Deliverable Backlog Working No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 table:visibility="filter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'Create a javascript for the frontend that supports Fundref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visibility="filter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'Get the existing ROR plug-in working on the dataverse demo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'Create a whitepaper for external vocabulary work 1.2.1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3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50:19Z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'Spike: Discovery about integrating biomedical vocabularies into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spike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8T21:31:30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'Spike: What work has already been done towards support for controlled vocabularies for metadata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06T16:12:19Z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'As a curator, I want to more easily add metadata about related resources so that it's more discoverab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NIH OTA: 1.5.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2',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26"/>
          <table:table-cell table:number-columns-repeated="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'Spike: Identify Existing Repositories that specialize in handling Sensitive Dat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NIH OTA: 1.6.2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Spike: Inventory and prioritize all existing Harvesting related issu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17:07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  <table:table-row table:style-name="ro1" table:visibility="filter"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'The "ListSets" command fails during the creation of a harvesting client for Zenodo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3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1T21:21:45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visibility="filter"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7736" calcext:value-type="float">
            <text:p>7736</text:p>
          </table:table-cell>
          <table:table-cell office:value-type="string" calcext:value-type="string">
            <text:p>'Fix handling of storageidentifiers in dataverse_json harves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'Refactor the OAI code, Step 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Size: Queued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'Revisit/reimplement the concept of a "Harvested file".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pm.epic.nih_harvesting_framework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'Harvest: Set export can temporarily be adversely affected by full (clean) reindex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uperuser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'Harvest: Do not list a set as available in ListSets until it has been successfully exported at least once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uperuser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'Feature Request/Idea: Sanitize languages controlled vocabulary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'Harvesting: OAI sets are not updated when datasets are deleted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8" calcext:value-type="float">
            <text:p>8578</text:p>
          </table:table-cell>
          <table:table-cell office:value-type="string" calcext:value-type="string">
            <text:p>'Remaining mapping problems when harvesting from a repository using ISO 639-3 language cod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'Expand the suite of automated tests of the Harvesting functionalit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Testing: API',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'Exclude deaccessioned dataset from being harves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Harvesting','User Role: Superuser','NIH OTA: 1.4.1','Size: 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0:44:45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'invalid schema and metadataNamespace fields in OAI-PMH ListMetadataFormats respon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User Role: Sysadmin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1:42:11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'[feature request] stop an harvest job in progr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2T18:57:02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'Trying to set up or complete a harvesting client through the API crashes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1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'OAI server: metadataPrefix unknown: Internal server err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7:16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'Feature Request/Idea: Documentation for the API to create and edit harvesting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Feature: API Guide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0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'OAI-PMH responses indicating errors should be processable by OAI-PMH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5:02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'Failure to export dataset not detected, dataset marked as expor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4:46:35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'Can't harvest when Dublin core field language is se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23T20:48:02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'Update and reorganize the XOAI dependencies under local_li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Harvesting','User Role: Sysadmin','NIH OTA DC','pm.epic.nih_harvesting','NIH OTA: 1.4.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3T18:59:23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'Draft design doc for NetCDF/HDF5/geospatia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NIH: NetCDF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8:22:04Z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'Extract metadata from NetCDF and HDF5 files as XML in NcML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2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'Improve file type detection of NetCDF and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9:35:04Z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'NetCDF/HDF5/geospatial discove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6:59:21Z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NIH GREI Working Group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Deliverable: Address Email Operation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De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SPF message on Harvard Dataverse Emails'</text:p>
          </table:table-cell>
          <table:table-cell office:value-type="string" calcext:value-type="string">
            <text:p>'dataverse-security'</text:p>
          </table:table-cell>
          <table:table-cell/>
          <table:table-cell office:value-type="string" calcext:value-type="string">
            <text:p>'ops: Email Issu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'Add import for oai_datacite ("OpenAire") format (this will allow Dataverse to harvest this format too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99" calcext:value-type="float">
            <text:p>9099</text:p>
          </table:table-cell>
          <table:table-cell office:value-type="string" calcext:value-type="string">
            <text:p>'DP Creator Analyst Mod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D: OpenDP Integration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48"/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'Include Signed-urls in the External Tools Framework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56:42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'Weird property key modification in Bundle.properties file v5.1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07:06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'7844 codemeta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Working Group: SWC','HERMES','NIH OTA: 1.3.1','Size: 10','pm.f01-d-y01-a03-t01','pm.f01-d-y01-a03-t02'</text:p>
          </table:table-cell>
          <table:table-cell office:value-type="string" calcext:value-type="string">
            <text:p>'78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22:13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'Feature Request/Idea: Add Computational Workflow Metadata and Related Doc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'Feature Request/Idea: File type recognition based on filenam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6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44" calcext:value-type="float">
            <text:p>8744</text:p>
          </table:table-cell>
          <table:table-cell office:value-type="string" calcext:value-type="string">
            <text:p>'File Recognition - Add support for files without exten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5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9" calcext:value-type="float">
            <text:p>8759</text:p>
          </table:table-cell>
          <table:table-cell office:value-type="string" calcext:value-type="string">
            <text:p>'Feature Request/Idea: File type recognition - Ad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'Feature Request/Idea: Improve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2" calcext:value-type="float">
            <text:p>8792</text:p>
          </table:table-cell>
          <table:table-cell office:value-type="string" calcext:value-type="string">
            <text:p>'BagIt Support -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8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2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'Added Computational Workflow metadata and related document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6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'Added new static facet to show metadata blocks with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5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9:48:42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'BagIt Support - Improved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'File Recognition - Adde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'Feature Request/Idea: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Activ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'9228 - add OIDC development setup for OIDC login feature te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NIH OTA: 1.7.1 (reArchitecture)','Size: 3','pm.f01-d-y01-a07-t01','pm.f01-d-y01-a07-t02'</text:p>
          </table:table-cell>
          <table:table-cell office:value-type="string" calcext:value-type="string">
            <text:p>'9228'</text:p>
          </table:table-cell>
          <table:table-cell office:value-type="string" calcext:value-type="string">
            <text:p>'Active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9T16:10:49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3"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'Feature request: Add the ability to configure a Harvesting Client to add a custom header to OAI cal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20:17:32Z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'Spike: Discover Root cause of GitHub actions stoppage in January (Before the end of February!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vOps: Probl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9T16:35:52Z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NIH AIM:5 YR:2 TASK:1 | 2.5.1 | Design and implement usage reports and data citation metrics based on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IH AIM:3 YR:2 TASK:2 | 2.3.2 | Research and discovery phase for containers and research objects suppor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NIH AIM:3 YR:2 TASK:1 | 2.3.1 | Support biomedical workflow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6 | 1.6.1 | Integrate with OpenDP tools to support differentially private statistical releases of de-identified data deposited in the repository (in collaboration with the OpenDP.org project, currently partially funded with the Sloan Foundation)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2 | 1.2.2 | Define use cases for DDI-CDI support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2 | 1.2.1 | Design and implement integration with controlled vocabularies | 5 |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5 | 1.5.1 | Standardize download metrics for the Harvard Dataverse repository following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6 | 1.6.2 | Discovery phase to support DataTags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4 | 1.4.1 | Resolve OAI-PMH harvesting issu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3 | 1.3.1 &amp; 1.3.2 | Support software metadata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4 | 1.4.2 | Create working group on packaging standards to share metadata and data across repositori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 | 1.1.1 | Minimum Viable Product (MVP) for registering metadata in the repository and connecting the metadata to the data in the research computing remote storage (NESE), including Globus endpoints | 1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7 | 1.7.1 | &amp; 1.7.2 Re Architecture Effort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7-t01','pm.f01-d-y01-a07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number-columns-repeated="6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Type: Suggestion</text:p>
          </table:table-cell>
          <table:table-cell office:value-type="string" calcext:value-type="string">
            <text:p>Feature: Metadata</text:p>
          </table:table-cell>
          <table:table-cell office:value-type="string" calcext:value-type="string">
            <text:p>User Role: Curator</text:p>
          </table:table-cell>
          <table:table-cell office:value-type="string" calcext:value-type="string">
            <text:p>User Role: Depositor</text:p>
          </table:table-cell>
          <table:table-cell office:value-type="string" calcext:value-type="string">
            <text:p>NIH OTA: 1.5.1</text:p>
          </table:table-cell>
          <table:table-cell office:value-type="string" calcext:value-type="string">
            <text:p>bklog: NeedsDiscussion</text:p>
          </table:table-cell>
          <table:table-cell office:value-type="string" calcext:value-type="string">
            <text:p>D: 5 Core PIDs</text:p>
          </table:table-cell>
          <table:table-cell office:value-type="string" calcext:value-type="string">
            <text:p>Size: NoSprintCost</text:p>
          </table:table-cell>
          <table:table-cell office:value-type="string" calcext:value-type="string">
            <text:p>pm.f01-d-y01-a05-t01</text:p>
          </table:table-cell>
          <table:table-cell office:value-type="string" calcext:value-type="string">
            <text:p>pm.f01-d-y01-a05-t02</text:p>
          </table:table-cell>
          <table:table-cell office:value-type="string" calcext:value-type="string">
            <text:p>Feature: Harvesting</text:p>
          </table:table-cell>
          <table:table-cell office:value-type="string" calcext:value-type="string">
            <text:p>NIH OTA: 1.1.1</text:p>
          </table:table-cell>
          <table:table-cell office:value-type="string" calcext:value-type="string">
            <text:p>pm.f01-d-y01-a01-t01</text:p>
          </table:table-cell>
          <table:table-cell office:value-type="string" calcext:value-type="string">
            <text:p>h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IH OTA: 1.2.2</text:p>
          </table:table-cell>
          <table:table-cell office:value-type="string" calcext:value-type="string">
            <text:p>pm.f01-d-y01-a02-t02</text:p>
          </table:table-cell>
          <table:table-cell office:value-type="string" calcext:value-type="string">
            <text:p>NIH OTA: 1.2.1</text:p>
          </table:table-cell>
          <table:table-cell office:value-type="string" calcext:value-type="string">
            <text:p>pm.f01-d-y01-a02-t01</text:p>
          </table:table-cell>
          <table:table-cell office:value-type="string" calcext:value-type="string">
            <text:p>Size: 80</text:p>
          </table:table-cell>
          <table:table-cell office:value-type="string" calcext:value-type="string">
            <text:p>Size: 3</text:p>
          </table:table-cell>
          <table:table-cell office:value-type="string" calcext:value-type="string">
            <text:p>NIH OTA DC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Feature: Controlled Vocabulary</text:p>
          </table:table-cell>
          <table:table-cell office:value-type="string" calcext:value-type="string">
            <text:p>pm.f02</text:p>
          </table:table-cell>
          <table:table-cell office:value-type="string" calcext:value-type="string">
            <text:p>NIH: NetCDF</text:p>
          </table:table-cell>
          <table:table-cell office:value-type="string" calcext:value-type="string">
            <text:p>NIH OTA: 1.6.2</text:p>
          </table:table-cell>
          <table:table-cell office:value-type="string" calcext:value-type="string">
            <text:p>pm.f01-d-y01-a06-t02</text:p>
          </table:table-cell>
          <table:table-cell office:value-type="string" calcext:value-type="string">
            <text:p>pm.f01-d-y01-a04-t01</text:p>
          </table:table-cell>
          <table:table-cell office:value-type="string" calcext:value-type="string">
            <text:p>pm.f01-d-y01-a04-t02</text:p>
          </table:table-cell>
          <table:table-cell office:value-type="string" calcext:value-type="string">
            <text:p>pm.epic.nih_harvesting</text:p>
          </table:table-cell>
          <table:table-cell office:value-type="string" calcext:value-type="string">
            <text:p>NIH OTA: 1.4.1</text:p>
          </table:table-cell>
          <table:table-cell office:value-type="string" calcext:value-type="string">
            <text:p>Size: 33</text:p>
          </table:table-cell>
          <table:table-cell office:value-type="string" calcext:value-type="string">
            <text:p>Size: 10</text:p>
          </table:table-cell>
          <table:table-cell office:value-type="string" calcext:value-type="string">
            <text:p>Size: Queued</text:p>
          </table:table-cell>
          <table:table-cell office:value-type="string" calcext:value-type="string">
            <text:p>pm.epic.nih_harvesting_framework</text:p>
          </table:table-cell>
          <table:table-cell office:value-type="string" calcext:value-type="string">
            <text:p>Type: Bug</text:p>
          </table:table-cell>
          <table:table-cell office:value-type="string" calcext:value-type="string">
            <text:p>User Role: Superuser</text:p>
          </table:table-cell>
          <table:table-cell office:value-type="string" calcext:value-type="string">
            <text:p>Testing: API</text:p>
          </table:table-cell>
          <table:table-cell office:value-type="string" calcext:value-type="string">
            <text:p>User Role: Sysadmin</text:p>
          </table:table-cell>
          <table:table-cell office:value-type="string" calcext:value-type="string">
            <text:p>Feature: API Guide</text:p>
          </table:table-cell>
          <table:table-cell office:value-type="string" calcext:value-type="string">
            <text:p>Feature: Code Infrastructure</text:p>
          </table:table-cell>
          <table:table-cell office:value-type="string" calcext:value-type="string">
            <text:p>Feature: File Upload &amp; Handling</text:p>
          </table:table-cell>
          <table:table-cell office:value-type="string" calcext:value-type="string">
            <text:p>pm.f01</text:p>
          </table:table-cell>
          <table:table-cell office:value-type="string" calcext:value-type="string">
            <text:p>D: Dev</text:p>
          </table:table-cell>
          <table:table-cell office:value-type="string" calcext:value-type="string">
            <text:p>ops: Email Issue</text:p>
          </table:table-cell>
          <table:table-cell office:value-type="string" calcext:value-type="string">
            <text:p>NIH OTA: 1.6.1</text:p>
          </table:table-cell>
          <table:table-cell office:value-type="string" calcext:value-type="string">
            <text:p>D: OpenDP Integration</text:p>
          </table:table-cell>
          <table:table-cell office:value-type="string" calcext:value-type="string">
            <text:p>pm.f01-d-y01-a06-t01</text:p>
          </table:table-cell>
          <table:table-cell office:value-type="string" calcext:value-type="string">
            <text:p>Working Group: SWC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IH OTA: 1.3.1</text:p>
          </table:table-cell>
          <table:table-cell office:value-type="string" calcext:value-type="string">
            <text:p>pm.f01-d-y01-a03-t01</text:p>
          </table:table-cell>
          <table:table-cell office:value-type="string" calcext:value-type="string">
            <text:p>pm.f01-d-y01-a03-t02</text:p>
          </table:table-cell>
          <table:table-cell office:value-type="string" calcext:value-type="string">
            <text:p>Feature: Account &amp; User Info</text:p>
          </table:table-cell>
          <table:table-cell office:value-type="string" calcext:value-type="string">
            <text:p>NIH OTA: 1.7.1 (reArchitecture)</text:p>
          </table:table-cell>
          <table:table-cell office:value-type="string" calcext:value-type="string">
            <text:p>pm.f01-d-y01-a07-t01</text:p>
          </table:table-cell>
          <table:table-cell office:value-type="string" calcext:value-type="string">
            <text:p>pm.f01-d-y01-a07-t02</text:p>
          </table:table-cell>
          <table:table-cell office:value-type="string" calcext:value-type="string">
            <text:p>DevOps: Problem</text:p>
          </table:table-cell>
          <table:table-cell office:value-type="string" calcext:value-type="string">
            <text:p>pm.f01-d-y02-a05-t01</text:p>
          </table:table-cell>
          <table:table-cell office:value-type="string" calcext:value-type="string">
            <text:p>pm.f01-d-y02-a03-t02</text:p>
          </table:table-cell>
          <table:table-cell office:value-type="string" calcext:value-type="string">
            <text:p>pm.f01-d-y02-a03-t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'Remove the Contributor type "Funder" in Dataverse's citation metadatablock, move that metadata to the Funder Information Agency fie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'Align (or merge) DataCite metadata expor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'Support Research Organization Registry (ROR) 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'Enhance Globus support for remote endpoints and tape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'Globus: DatasetVersion in dataset level externaltoo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'Globus: Identify and add configurable button(s) for Upload and Download actions on Dataset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'Large file download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994" calcext:value-type="float">
            <text:p>5994</text:p>
          </table:table-cell>
          <table:table-cell office:value-type="string" calcext:value-type="string">
            <text:p>'External data support: Globus endpoints (deposit and indexing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'GDCC/Globus and Big Data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5994','7524','7626','7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5Z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'Simple support for remote web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732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3:57:03Z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'Release Notes related to HDC 1 and 3A/3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3a','3b','1','NIH OTA: 1.1.1','pm.f01-d-y01-a01-t01'</text:p>
          </table:table-cell>
          <table:table-cell office:value-type="string" calcext:value-type="string">
            <text:p>'861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9:07:29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'As a user I would like to be able to export my dataset metadata via DDI-CD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'As a user I would like to be able to include DDI-CDI meta data with a dataset that I import, and be able to export my dataset with the metadata intact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'Create a white paper that summarizes what we know and what we don't know about the state of DDI-CDI currentl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Collection: Keep track of list of issues that we want to address as part of 1.4.1'</text:p>
          </table:table-cell>
          <table:table-cell office:value-type="string" calcext:value-type="string">
            <text:p>'dataverse-pm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'1.2.1 Deliverable Backlog Working No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'Create a whitepaper for external vocabulary work 1.2.1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3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50:19Z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'Spike: Discovery about integrating biomedical vocabularies into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spike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8T21:31:30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'Spike: What work has already been done towards support for controlled vocabularies for metadata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06T16:12:19Z'</text:p>
          </table:table-cell>
          <table:table-cell office:value-type="string" calcext:value-type="string">
            <text:p>20230322-074748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'As a curator, I want to more easily add metadata about related resources so that it's more discoverab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NIH OTA: 1.5.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'Spike: Identify Existing Repositories that specialize in handling Sensitive Dat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NIH OTA: 1.6.2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Spike: Inventory and prioritize all existing Harvesting related issu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17:07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'Refactor the OAI code, Step 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Size: Queued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'Expand the suite of automated tests of the Harvesting functionalit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Testing: API',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'Exclude deaccessioned dataset from being harves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Harvesting','User Role: Superuser','NIH OTA: 1.4.1','Size: 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0:44:45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'invalid schema and metadataNamespace fields in OAI-PMH ListMetadataFormats respon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User Role: Sysadmin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1:42:11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'OAI server: metadataPrefix unknown: Internal server err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7:16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'Feature Request/Idea: Documentation for the API to create and edit harvesting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Feature: API Guide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0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'OAI-PMH responses indicating errors should be processable by OAI-PMH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5:02Z'</text:p>
          </table:table-cell>
          <table:table-cell office:value-type="string" calcext:value-type="string">
            <text:p>20230322-0747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'Draft design doc for NetCDF/HDF5/geospatia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NIH: NetCDF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8:22:04Z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'Extract metadata from NetCDF and HDF5 files as XML in NcML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2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'Improve file type detection of NetCDF and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9:35:04Z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'NetCDF/HDF5/geospatial discove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6:59:21Z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SPF message on Harvard Dataverse Emails'</text:p>
          </table:table-cell>
          <table:table-cell office:value-type="string" calcext:value-type="string">
            <text:p>'dataverse-security'</text:p>
          </table:table-cell>
          <table:table-cell/>
          <table:table-cell office:value-type="string" calcext:value-type="string">
            <text:p>'ops: Email Issu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'Add import for oai_datacite ("OpenAire") format (this will allow Dataverse to harvest this format too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'Include Signed-urls in the External Tools Framework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56:42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'Weird property key modification in Bundle.properties file v5.1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07:06Z'</text:p>
          </table:table-cell>
          <table:table-cell office:value-type="string" calcext:value-type="string">
            <text:p>20230322-07474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'7844 codemeta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Working Group: SWC','HERMES','NIH OTA: 1.3.1','Size: 10','pm.f01-d-y01-a03-t01','pm.f01-d-y01-a03-t02'</text:p>
          </table:table-cell>
          <table:table-cell office:value-type="string" calcext:value-type="string">
            <text:p>'78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22:13Z'</text:p>
          </table:table-cell>
          <table:table-cell office:value-type="string" calcext:value-type="string">
            <text:p>20230322-074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5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'Feature Request/Idea: Add Computational Workflow Metadata and Related Doc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'Feature Request/Idea: File type recognition based on filenam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6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44" calcext:value-type="float">
            <text:p>8744</text:p>
          </table:table-cell>
          <table:table-cell office:value-type="string" calcext:value-type="string">
            <text:p>'File Recognition - Add support for files without exten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5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9" calcext:value-type="float">
            <text:p>8759</text:p>
          </table:table-cell>
          <table:table-cell office:value-type="string" calcext:value-type="string">
            <text:p>'Feature Request/Idea: File type recognition - Ad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'Feature Request/Idea: Improve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2" calcext:value-type="float">
            <text:p>8792</text:p>
          </table:table-cell>
          <table:table-cell office:value-type="string" calcext:value-type="string">
            <text:p>'BagIt Support -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8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2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'Added Computational Workflow metadata and related document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6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'Added new static facet to show metadata blocks with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5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9:48:42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'BagIt Support - Improved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'File Recognition - Adde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'Feature Request/Idea: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3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Activ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'9228 - add OIDC development setup for OIDC login feature te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NIH OTA: 1.7.1 (reArchitecture)','Size: 3','pm.f01-d-y01-a07-t01','pm.f01-d-y01-a07-t02'</text:p>
          </table:table-cell>
          <table:table-cell office:value-type="string" calcext:value-type="string">
            <text:p>'9228'</text:p>
          </table:table-cell>
          <table:table-cell office:value-type="string" calcext:value-type="string">
            <text:p>'Active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9T16:10:49Z'</text:p>
          </table:table-cell>
          <table:table-cell office:value-type="string" calcext:value-type="string">
            <text:p>20230322-074748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3"/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'Feature request: Add the ability to configure a Harvesting Client to add a custom header to OAI cal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20:17:32Z'</text:p>
          </table:table-cell>
          <table:table-cell office:value-type="string" calcext:value-type="string">
            <text:p>20230322-074748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'Spike: Discover Root cause of GitHub actions stoppage in January (Before the end of February!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vOps: Probl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9T16:35:52Z'</text:p>
          </table:table-cell>
          <table:table-cell office:value-type="string" calcext:value-type="string">
            <text:p>20230322-074748</text:p>
          </table:table-cell>
          <table:table-cell office:value-type="float" office:value="1" calcext:value-type="float">
            <text:p>1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7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37" table:default-cell-style-name="Default"/>
        <table:table-column table:style-name="co12" table:number-columns-repeated="3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ProjectTitle</text:p>
          </table:table-cell>
          <table:table-cell office:value-type="string" calcext:value-type="string">
            <text:p>ProjectNumber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Issu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Type: Suggestion</text:p>
          </table:table-cell>
          <table:table-cell office:value-type="string" calcext:value-type="string">
            <text:p>Feature: Metadata</text:p>
          </table:table-cell>
          <table:table-cell office:value-type="string" calcext:value-type="string">
            <text:p>User Role: Curator</text:p>
          </table:table-cell>
          <table:table-cell office:value-type="string" calcext:value-type="string">
            <text:p>User Role: Depositor</text:p>
          </table:table-cell>
          <table:table-cell office:value-type="string" calcext:value-type="string">
            <text:p>NIH OTA: 1.5.1</text:p>
          </table:table-cell>
          <table:table-cell office:value-type="string" calcext:value-type="string">
            <text:p>bklog: NeedsDiscussion</text:p>
          </table:table-cell>
          <table:table-cell office:value-type="string" calcext:value-type="string">
            <text:p>D: 5 Core PIDs</text:p>
          </table:table-cell>
          <table:table-cell office:value-type="string" calcext:value-type="string">
            <text:p>Size: NoSprintCost</text:p>
          </table:table-cell>
          <table:table-cell office:value-type="string" calcext:value-type="string">
            <text:p>pm.f01-d-y01-a05-t01</text:p>
          </table:table-cell>
          <table:table-cell office:value-type="string" calcext:value-type="string">
            <text:p>pm.f01-d-y01-a05-t02</text:p>
          </table:table-cell>
          <table:table-cell office:value-type="string" calcext:value-type="string">
            <text:p>Feature: Harvesting</text:p>
          </table:table-cell>
          <table:table-cell office:value-type="string" calcext:value-type="string">
            <text:p>NIH OTA: 1.1.1</text:p>
          </table:table-cell>
          <table:table-cell office:value-type="string" calcext:value-type="string">
            <text:p>pm.f01-d-y01-a01-t01</text:p>
          </table:table-cell>
          <table:table-cell office:value-type="string" calcext:value-type="string">
            <text:p>h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IH OTA: 1.2.2</text:p>
          </table:table-cell>
          <table:table-cell office:value-type="string" calcext:value-type="string">
            <text:p>pm.f01-d-y01-a02-t02</text:p>
          </table:table-cell>
          <table:table-cell office:value-type="string" calcext:value-type="string">
            <text:p>NIH OTA: 1.2.1</text:p>
          </table:table-cell>
          <table:table-cell office:value-type="string" calcext:value-type="string">
            <text:p>pm.f01-d-y01-a02-t01</text:p>
          </table:table-cell>
          <table:table-cell office:value-type="string" calcext:value-type="string">
            <text:p>Size: 80</text:p>
          </table:table-cell>
          <table:table-cell office:value-type="string" calcext:value-type="string">
            <text:p>Size: 3</text:p>
          </table:table-cell>
          <table:table-cell office:value-type="string" calcext:value-type="string">
            <text:p>NIH OTA DC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Feature: Controlled Vocabulary</text:p>
          </table:table-cell>
          <table:table-cell office:value-type="string" calcext:value-type="string">
            <text:p>pm.f02</text:p>
          </table:table-cell>
          <table:table-cell office:value-type="string" calcext:value-type="string">
            <text:p>NIH: NetCDF</text:p>
          </table:table-cell>
          <table:table-cell office:value-type="string" calcext:value-type="string">
            <text:p>NIH OTA: 1.6.2</text:p>
          </table:table-cell>
          <table:table-cell office:value-type="string" calcext:value-type="string">
            <text:p>pm.f01-d-y01-a06-t02</text:p>
          </table:table-cell>
          <table:table-cell office:value-type="string" calcext:value-type="string">
            <text:p>pm.f01-d-y01-a04-t01</text:p>
          </table:table-cell>
          <table:table-cell office:value-type="string" calcext:value-type="string">
            <text:p>pm.f01-d-y01-a04-t02</text:p>
          </table:table-cell>
          <table:table-cell office:value-type="string" calcext:value-type="string">
            <text:p>pm.epic.nih_harvesting</text:p>
          </table:table-cell>
          <table:table-cell office:value-type="string" calcext:value-type="string">
            <text:p>NIH OTA: 1.4.1</text:p>
          </table:table-cell>
          <table:table-cell office:value-type="string" calcext:value-type="string">
            <text:p>Size: 33</text:p>
          </table:table-cell>
          <table:table-cell office:value-type="string" calcext:value-type="string">
            <text:p>Size: 10</text:p>
          </table:table-cell>
          <table:table-cell office:value-type="string" calcext:value-type="string">
            <text:p>Size: Queued</text:p>
          </table:table-cell>
          <table:table-cell office:value-type="string" calcext:value-type="string">
            <text:p>pm.epic.nih_harvesting_framework</text:p>
          </table:table-cell>
          <table:table-cell office:value-type="string" calcext:value-type="string">
            <text:p>Type: Bug</text:p>
          </table:table-cell>
          <table:table-cell office:value-type="string" calcext:value-type="string">
            <text:p>User Role: Superuser</text:p>
          </table:table-cell>
          <table:table-cell office:value-type="string" calcext:value-type="string">
            <text:p>Testing: API</text:p>
          </table:table-cell>
          <table:table-cell office:value-type="string" calcext:value-type="string">
            <text:p>User Role: Sysadmin</text:p>
          </table:table-cell>
          <table:table-cell office:value-type="string" calcext:value-type="string">
            <text:p>Feature: API Guide</text:p>
          </table:table-cell>
          <table:table-cell office:value-type="string" calcext:value-type="string">
            <text:p>Feature: Code Infrastructure</text:p>
          </table:table-cell>
          <table:table-cell office:value-type="string" calcext:value-type="string">
            <text:p>Feature: File Upload &amp; Handling</text:p>
          </table:table-cell>
          <table:table-cell office:value-type="string" calcext:value-type="string">
            <text:p>pm.f01</text:p>
          </table:table-cell>
          <table:table-cell office:value-type="string" calcext:value-type="string">
            <text:p>D: Dev</text:p>
          </table:table-cell>
          <table:table-cell office:value-type="string" calcext:value-type="string">
            <text:p>ops: Email Issue</text:p>
          </table:table-cell>
          <table:table-cell office:value-type="string" calcext:value-type="string">
            <text:p>NIH OTA: 1.6.1</text:p>
          </table:table-cell>
          <table:table-cell office:value-type="string" calcext:value-type="string">
            <text:p>D: OpenDP Integration</text:p>
          </table:table-cell>
          <table:table-cell office:value-type="string" calcext:value-type="string">
            <text:p>pm.f01-d-y01-a06-t01</text:p>
          </table:table-cell>
          <table:table-cell office:value-type="string" calcext:value-type="string">
            <text:p>Working Group: SWC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IH OTA: 1.3.1</text:p>
          </table:table-cell>
          <table:table-cell office:value-type="string" calcext:value-type="string">
            <text:p>pm.f01-d-y01-a03-t01</text:p>
          </table:table-cell>
          <table:table-cell office:value-type="string" calcext:value-type="string">
            <text:p>pm.f01-d-y01-a03-t02</text:p>
          </table:table-cell>
          <table:table-cell office:value-type="string" calcext:value-type="string">
            <text:p>Feature: Account &amp; User Info</text:p>
          </table:table-cell>
          <table:table-cell office:value-type="string" calcext:value-type="string">
            <text:p>NIH OTA: 1.7.1 (reArchitecture)</text:p>
          </table:table-cell>
          <table:table-cell office:value-type="string" calcext:value-type="string">
            <text:p>pm.f01-d-y01-a07-t01</text:p>
          </table:table-cell>
          <table:table-cell office:value-type="string" calcext:value-type="string">
            <text:p>pm.f01-d-y01-a07-t02</text:p>
          </table:table-cell>
          <table:table-cell office:value-type="string" calcext:value-type="string">
            <text:p>DevOps: Problem</text:p>
          </table:table-cell>
          <table:table-cell office:value-type="string" calcext:value-type="string">
            <text:p>pm.f01-d-y02-a05-t01</text:p>
          </table:table-cell>
          <table:table-cell office:value-type="string" calcext:value-type="string">
            <text:p>pm.f01-d-y02-a03-t02</text:p>
          </table:table-cell>
          <table:table-cell office:value-type="string" calcext:value-type="string">
            <text:p>pm.f01-d-y02-a03-t01</text:p>
          </table:table-cell>
          <table:table-cell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'PVTI_lADOAApNpc4AG11JzgC0cTk'</text:p>
          </table:table-cell>
          <table:table-cell office:value-type="string" calcext:value-type="string">
            <text:p>'Support for Crossref Funder Registry I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bklog: NeedsDiscussion','D: 5 Core PIDs','Size: NoSprintCost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1T20:43:49Z'</text:p>
          </table:table-cell>
          <table:table-cell office:value-type="string" calcext:value-type="string">
            <text:p>20230322-083601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'PVTI_lADOAApNpc4AG11JzgC0cT8'</text:p>
          </table:table-cell>
          <table:table-cell office:value-type="string" calcext:value-type="string">
            <text:p>'Remove the Contributor type "Funder" in Dataverse's citation metadatablock, move that metadata to the Funder Information Agency fie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'PVTI_lADOAApNpc4AG11JzgC0cT0'</text:p>
          </table:table-cell>
          <table:table-cell office:value-type="string" calcext:value-type="string">
            <text:p>'Align (or merge) DataCite metadata expor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'PVTI_lADOAApNpc4AG11JzgC0cTo'</text:p>
          </table:table-cell>
          <table:table-cell office:value-type="string" calcext:value-type="string">
            <text:p>'Support Research Organization Registry (ROR) 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'PVTI_lADOAApNpc4AG11JzgD7HQU'</text:p>
          </table:table-cell>
          <table:table-cell office:value-type="string" calcext:value-type="string">
            <text:p>'Enhance Globus support for remote endpoints and tape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'PVTI_lADOAApNpc4AG11JzgC2Kk0'</text:p>
          </table:table-cell>
          <table:table-cell office:value-type="string" calcext:value-type="string">
            <text:p>'Globus: DatasetVersion in dataset level externaltoo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'PVTI_lADOAApNpc4AG11JzgC2Kkw'</text:p>
          </table:table-cell>
          <table:table-cell office:value-type="string" calcext:value-type="string">
            <text:p>'Globus: Identify and add configurable button(s) for Upload and Download actions on Dataset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'PVTI_lADOAApNpc4AG11JzgC2Kks'</text:p>
          </table:table-cell>
          <table:table-cell office:value-type="string" calcext:value-type="string">
            <text:p>'Large file download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994" calcext:value-type="float">
            <text:p>5994</text:p>
          </table:table-cell>
          <table:table-cell office:value-type="string" calcext:value-type="string">
            <text:p>'PVTI_lADOAApNpc4AG11JzgC2Kko'</text:p>
          </table:table-cell>
          <table:table-cell office:value-type="string" calcext:value-type="string">
            <text:p>'External data support: Globus endpoints (deposit and indexing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'PVTI_lADOAApNpc4AG11JzgC2KDI'</text:p>
          </table:table-cell>
          <table:table-cell office:value-type="string" calcext:value-type="string">
            <text:p>'GDCC/Globus and Big Data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5994','7524','7626','7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5Z'</text:p>
          </table:table-cell>
          <table:table-cell office:value-type="string" calcext:value-type="string">
            <text:p>20230322-08360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'PVTI_lADOAApNpc4AG11JzgC2KDM'</text:p>
          </table:table-cell>
          <table:table-cell office:value-type="string" calcext:value-type="string">
            <text:p>'Simple support for remote web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732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3:57:03Z'</text:p>
          </table:table-cell>
          <table:table-cell office:value-type="string" calcext:value-type="string">
            <text:p>20230322-08360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'PVTI_lADOAApNpc4AG11JzgC2KDE'</text:p>
          </table:table-cell>
          <table:table-cell office:value-type="string" calcext:value-type="string">
            <text:p>'Release Notes related to HDC 1 and 3A/3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3a','3b','1','NIH OTA: 1.1.1','pm.f01-d-y01-a01-t01'</text:p>
          </table:table-cell>
          <table:table-cell office:value-type="string" calcext:value-type="string">
            <text:p>'861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9:07:29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'PVTI_lADOAApNpc4AG11JzgDXylM'</text:p>
          </table:table-cell>
          <table:table-cell office:value-type="string" calcext:value-type="string">
            <text:p>'As a user I would like to be able to export my dataset metadata via DDI-CD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'PVTI_lADOAApNpc4AG11JzgDXywE'</text:p>
          </table:table-cell>
          <table:table-cell office:value-type="string" calcext:value-type="string">
            <text:p>'As a user I would like to be able to include DDI-CDI meta data with a dataset that I import, and be able to export my dataset with the metadata intact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'PVTI_lADOAApNpc4AG11JzgDXzBA'</text:p>
          </table:table-cell>
          <table:table-cell office:value-type="string" calcext:value-type="string">
            <text:p>'Create a white paper that summarizes what we know and what we don't know about the state of DDI-CDI currentl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PVTI_lADOAApNpc4AG11JzgDRrMs'</text:p>
          </table:table-cell>
          <table:table-cell office:value-type="string" calcext:value-type="string">
            <text:p>'Collection: Keep track of list of issues that we want to address as part of 1.4.1'</text:p>
          </table:table-cell>
          <table:table-cell office:value-type="string" calcext:value-type="string">
            <text:p>'dataverse-pm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'PVTI_lADOAApNpc4AG11JzgC4emk'</text:p>
          </table:table-cell>
          <table:table-cell office:value-type="string" calcext:value-type="string">
            <text:p>'1.2.1 Deliverable Backlog Working No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'PVTI_lADOAApNpc4AG11JzgDVCkM'</text:p>
          </table:table-cell>
          <table:table-cell office:value-type="string" calcext:value-type="string">
            <text:p>'Create a javascript for the frontend that supports Fundref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'PVTI_lADOAApNpc4AG11JzgDVCok'</text:p>
          </table:table-cell>
          <table:table-cell office:value-type="string" calcext:value-type="string">
            <text:p>'Get the existing ROR plug-in working on the dataverse demo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'PVTI_lADOAApNpc4AG11JzgDuR2I'</text:p>
          </table:table-cell>
          <table:table-cell office:value-type="string" calcext:value-type="string">
            <text:p>'Create a whitepaper for external vocabulary work 1.2.1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3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50:19Z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'PVTI_lADOAApNpc4AG11JzgC2L8k'</text:p>
          </table:table-cell>
          <table:table-cell office:value-type="string" calcext:value-type="string">
            <text:p>'Spike: Discovery about integrating biomedical vocabularies into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spike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8T21:31:30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'PVTI_lADOAApNpc4AG11JzgC0cTg'</text:p>
          </table:table-cell>
          <table:table-cell office:value-type="string" calcext:value-type="string">
            <text:p>'Spike: What work has already been done towards support for controlled vocabularies for metadata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06T16:12:19Z'</text:p>
          </table:table-cell>
          <table:table-cell office:value-type="string" calcext:value-type="string">
            <text:p>20230322-083601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'PVTI_lADOAApNpc4AG11JzgC0cT4'</text:p>
          </table:table-cell>
          <table:table-cell office:value-type="string" calcext:value-type="string">
            <text:p>'As a curator, I want to more easily add metadata about related resources so that it's more discoverab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NIH OTA: 1.5.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PVTI_lADOAApNpc4AG11JzgDRcKw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2',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26"/>
          <table:table-cell table:number-columns-repeated="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'PVTI_lADOAApNpc4AG11JzgDTWIo'</text:p>
          </table:table-cell>
          <table:table-cell office:value-type="string" calcext:value-type="string">
            <text:p>'Spike: Identify Existing Repositories that specialize in handling Sensitive Dat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NIH OTA: 1.6.2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PVTI_lADOAApNpc4AG11JzgDRjTQ'</text:p>
          </table:table-cell>
          <table:table-cell office:value-type="string" calcext:value-type="string">
            <text:p>'Spike: Inventory and prioritize all existing Harvesting related issu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17:07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'PVTI_lADOAApNpc4AG11JzgDN0QI'</text:p>
          </table:table-cell>
          <table:table-cell office:value-type="string" calcext:value-type="string">
            <text:p>'The "ListSets" command fails during the creation of a harvesting client for Zenodo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3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1T21:21:45Z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7736" calcext:value-type="float">
            <text:p>7736</text:p>
          </table:table-cell>
          <table:table-cell office:value-type="string" calcext:value-type="string">
            <text:p>'PVTI_lADOAApNpc4AG11JzgDNy6c'</text:p>
          </table:table-cell>
          <table:table-cell office:value-type="string" calcext:value-type="string">
            <text:p>'Fix handling of storageidentifiers in dataverse_json harves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'PVTI_lADOAApNpc4AG11JzgDNyig'</text:p>
          </table:table-cell>
          <table:table-cell office:value-type="string" calcext:value-type="string">
            <text:p>'Refactor the OAI code, Step 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Size: Queued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'PVTI_lADOAApNpc4AG11JzgDNzWI'</text:p>
          </table:table-cell>
          <table:table-cell office:value-type="string" calcext:value-type="string">
            <text:p>'Revisit/reimplement the concept of a "Harvested file".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pm.epic.nih_harvesting_framework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'PVTI_lADOAApNpc4AG11JzgDwd1k'</text:p>
          </table:table-cell>
          <table:table-cell office:value-type="string" calcext:value-type="string">
            <text:p>'Harvest: Set export can temporarily be adversely affected by full (clean) reindex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uperuser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'PVTI_lADOAApNpc4AG11JzgDwdxU'</text:p>
          </table:table-cell>
          <table:table-cell office:value-type="string" calcext:value-type="string">
            <text:p>'Harvest: Do not list a set as available in ListSets until it has been successfully exported at least once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uperuser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'PVTI_lADOAApNpc4AG11JzgDweU0'</text:p>
          </table:table-cell>
          <table:table-cell office:value-type="string" calcext:value-type="string">
            <text:p>'Feature Request/Idea: Sanitize languages controlled vocabulary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'PVTI_lADOAApNpc4AG11JzgDwd5s'</text:p>
          </table:table-cell>
          <table:table-cell office:value-type="string" calcext:value-type="string">
            <text:p>'Harvesting: OAI sets are not updated when datasets are deleted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8" calcext:value-type="float">
            <text:p>8578</text:p>
          </table:table-cell>
          <table:table-cell office:value-type="string" calcext:value-type="string">
            <text:p>'PVTI_lADOAApNpc4AG11JzgDweVw'</text:p>
          </table:table-cell>
          <table:table-cell office:value-type="string" calcext:value-type="string">
            <text:p>'Remaining mapping problems when harvesting from a repository using ISO 639-3 language cod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'PVTI_lADOAApNpc4AG11JzgDNybE'</text:p>
          </table:table-cell>
          <table:table-cell office:value-type="string" calcext:value-type="string">
            <text:p>'Expand the suite of automated tests of the Harvesting functionalit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Testing: API',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'PVTI_lADOAApNpc4AG11JzgDNzGE'</text:p>
          </table:table-cell>
          <table:table-cell office:value-type="string" calcext:value-type="string">
            <text:p>'Exclude deaccessioned dataset from being harves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Harvesting','User Role: Superuser','NIH OTA: 1.4.1','Size: 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0:44:45Z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'PVTI_lADOAApNpc4AG11JzgDNydI'</text:p>
          </table:table-cell>
          <table:table-cell office:value-type="string" calcext:value-type="string">
            <text:p>'invalid schema and metadataNamespace fields in OAI-PMH ListMetadataFormats respon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User Role: Sysadmin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1:42:11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'PVTI_lADOAApNpc4AG11JzgDNyyk'</text:p>
          </table:table-cell>
          <table:table-cell office:value-type="string" calcext:value-type="string">
            <text:p>'[feature request] stop an harvest job in progr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2T18:57:02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'PVTI_lADOAApNpc4AG11JzgDjp7w'</text:p>
          </table:table-cell>
          <table:table-cell office:value-type="string" calcext:value-type="string">
            <text:p>'Trying to set up or complete a harvesting client through the API crashes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1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'PVTI_lADOAApNpc4AG11JzgDNypg'</text:p>
          </table:table-cell>
          <table:table-cell office:value-type="string" calcext:value-type="string">
            <text:p>'OAI server: metadataPrefix unknown: Internal server err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7:16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'PVTI_lADOAApNpc4AG11JzgDNzhY'</text:p>
          </table:table-cell>
          <table:table-cell office:value-type="string" calcext:value-type="string">
            <text:p>'Feature Request/Idea: Documentation for the API to create and edit harvesting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Feature: API Guide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0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'PVTI_lADOAApNpc4AG11JzgDNyuM'</text:p>
          </table:table-cell>
          <table:table-cell office:value-type="string" calcext:value-type="string">
            <text:p>'OAI-PMH responses indicating errors should be processable by OAI-PMH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5:02Z'</text:p>
          </table:table-cell>
          <table:table-cell office:value-type="string" calcext:value-type="string">
            <text:p>20230322-08360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'PVTI_lADOAApNpc4AG11JzgDRjhM'</text:p>
          </table:table-cell>
          <table:table-cell office:value-type="string" calcext:value-type="string">
            <text:p>'Failure to export dataset not detected, dataset marked as expor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4:46:35Z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'PVTI_lADOAApNpc4AG11JzgDRjhs'</text:p>
          </table:table-cell>
          <table:table-cell office:value-type="string" calcext:value-type="string">
            <text:p>'Can't harvest when Dublin core field language is se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23T20:48:02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'PVTI_lADOAApNpc4AG11JzgDwdh4'</text:p>
          </table:table-cell>
          <table:table-cell office:value-type="string" calcext:value-type="string">
            <text:p>'Update and reorganize the XOAI dependencies under local_li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Harvesting','User Role: Sysadmin','NIH OTA DC','pm.epic.nih_harvesting','NIH OTA: 1.4.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3T18:59:23Z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'PVTI_lADOAApNpc4AG11JzgDU0XE'</text:p>
          </table:table-cell>
          <table:table-cell office:value-type="string" calcext:value-type="string">
            <text:p>'Draft design doc for NetCDF/HDF5/geospatia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NIH: NetCDF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8:22:04Z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'PVTI_lADOAApNpc4AG11JzgDWYM8'</text:p>
          </table:table-cell>
          <table:table-cell office:value-type="string" calcext:value-type="string">
            <text:p>'Extract metadata from NetCDF and HDF5 files as XML in NcML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2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'PVTI_lADOAApNpc4AG11JzgDRcH0'</text:p>
          </table:table-cell>
          <table:table-cell office:value-type="string" calcext:value-type="string">
            <text:p>'Improve file type detection of NetCDF and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9:35:04Z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'PVTI_lADOAApNpc4AG11JzgDRcJM'</text:p>
          </table:table-cell>
          <table:table-cell office:value-type="string" calcext:value-type="string">
            <text:p>'NetCDF/HDF5/geospatial discove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6:59:21Z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PVTI_lADOAApNpc4AG11JzgDRfL0'</text:p>
          </table:table-cell>
          <table:table-cell office:value-type="string" calcext:value-type="string">
            <text:p>'NIH GREI Working Group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PVTI_lADOAApNpc4AG11JzgDTUqE'</text:p>
          </table:table-cell>
          <table:table-cell office:value-type="string" calcext:value-type="string">
            <text:p>'Deliverable: Address Email Operation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De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I_lADOAApNpc4AG11JzgDTVkM'</text:p>
          </table:table-cell>
          <table:table-cell office:value-type="string" calcext:value-type="string">
            <text:p>'SPF message on Harvard Dataverse Emails'</text:p>
          </table:table-cell>
          <table:table-cell office:value-type="string" calcext:value-type="string">
            <text:p>'dataverse-security'</text:p>
          </table:table-cell>
          <table:table-cell/>
          <table:table-cell office:value-type="string" calcext:value-type="string">
            <text:p>'ops: Email Issu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'PVTI_lADOAApNpc4AG11JzgDNzzY'</text:p>
          </table:table-cell>
          <table:table-cell office:value-type="string" calcext:value-type="string">
            <text:p>'Add import for oai_datacite ("OpenAire") format (this will allow Dataverse to harvest this format too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99" calcext:value-type="float">
            <text:p>9099</text:p>
          </table:table-cell>
          <table:table-cell office:value-type="string" calcext:value-type="string">
            <text:p>'PVTI_lADOAApNpc4AG11JzgEJhao'</text:p>
          </table:table-cell>
          <table:table-cell office:value-type="string" calcext:value-type="string">
            <text:p>'DP Creator Analyst Mod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D: OpenDP Integration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48"/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'PVTI_lADOAApNpc4AG11JzgDwq4o'</text:p>
          </table:table-cell>
          <table:table-cell office:value-type="string" calcext:value-type="string">
            <text:p>'Include Signed-urls in the External Tools Framework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56:42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'PVTI_lADOAApNpc4AG11JzgD7HW0'</text:p>
          </table:table-cell>
          <table:table-cell office:value-type="string" calcext:value-type="string">
            <text:p>'Weird property key modification in Bundle.properties file v5.1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07:06Z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'PVTI_lADOAApNpc4AG11JzgD7SE4'</text:p>
          </table:table-cell>
          <table:table-cell office:value-type="string" calcext:value-type="string">
            <text:p>'7844 codemeta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Working Group: SWC','HERMES','NIH OTA: 1.3.1','Size: 10','pm.f01-d-y01-a03-t01','pm.f01-d-y01-a03-t02'</text:p>
          </table:table-cell>
          <table:table-cell office:value-type="string" calcext:value-type="string">
            <text:p>'78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22:13Z'</text:p>
          </table:table-cell>
          <table:table-cell office:value-type="string" calcext:value-type="string">
            <text:p>20230322-0836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'PVTI_lADOAApNpc4AG11JzgD7S0U'</text:p>
          </table:table-cell>
          <table:table-cell office:value-type="string" calcext:value-type="string">
            <text:p>'Feature Request/Idea: Add Computational Workflow Metadata and Related Doc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'PVTI_lADOAApNpc4AG11JzgD7S0Y'</text:p>
          </table:table-cell>
          <table:table-cell office:value-type="string" calcext:value-type="string">
            <text:p>'Feature Request/Idea: File type recognition based on filenam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6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44" calcext:value-type="float">
            <text:p>8744</text:p>
          </table:table-cell>
          <table:table-cell office:value-type="string" calcext:value-type="string">
            <text:p>'PVTI_lADOAApNpc4AG11JzgD7S0c'</text:p>
          </table:table-cell>
          <table:table-cell office:value-type="string" calcext:value-type="string">
            <text:p>'File Recognition - Add support for files without exten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5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9" calcext:value-type="float">
            <text:p>8759</text:p>
          </table:table-cell>
          <table:table-cell office:value-type="string" calcext:value-type="string">
            <text:p>'PVTI_lADOAApNpc4AG11JzgD7S0o'</text:p>
          </table:table-cell>
          <table:table-cell office:value-type="string" calcext:value-type="string">
            <text:p>'Feature Request/Idea: File type recognition - Ad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'PVTI_lADOAApNpc4AG11JzgD7S0g'</text:p>
          </table:table-cell>
          <table:table-cell office:value-type="string" calcext:value-type="string">
            <text:p>'Feature Request/Idea: Improve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2" calcext:value-type="float">
            <text:p>8792</text:p>
          </table:table-cell>
          <table:table-cell office:value-type="string" calcext:value-type="string">
            <text:p>'PVTI_lADOAApNpc4AG11JzgD7S00'</text:p>
          </table:table-cell>
          <table:table-cell office:value-type="string" calcext:value-type="string">
            <text:p>'BagIt Support -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8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2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'PVTI_lADOAApNpc4AG11JzgD7S08'</text:p>
          </table:table-cell>
          <table:table-cell office:value-type="string" calcext:value-type="string">
            <text:p>'Added Computational Workflow metadata and related document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6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'PVTI_lADOAApNpc4AG11JzgD7S04'</text:p>
          </table:table-cell>
          <table:table-cell office:value-type="string" calcext:value-type="string">
            <text:p>'Added new static facet to show metadata blocks with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5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9:48:42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'PVTI_lADOAApNpc4AG11JzgD7S0k'</text:p>
          </table:table-cell>
          <table:table-cell office:value-type="string" calcext:value-type="string">
            <text:p>'BagIt Support - Improved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'PVTI_lADOAApNpc4AG11JzgD7S0s'</text:p>
          </table:table-cell>
          <table:table-cell office:value-type="string" calcext:value-type="string">
            <text:p>'File Recognition - Adde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'PVTI_lADOAApNpc4AG11JzgD7S0w'</text:p>
          </table:table-cell>
          <table:table-cell office:value-type="string" calcext:value-type="string">
            <text:p>'Feature Request/Idea: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3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Activ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'PVTI_lADOAApNpc4AG11JzgEJiyA'</text:p>
          </table:table-cell>
          <table:table-cell office:value-type="string" calcext:value-type="string">
            <text:p>'9228 - add OIDC development setup for OIDC login feature te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NIH OTA: 1.7.1 (reArchitecture)','Size: 3','pm.f01-d-y01-a07-t01','pm.f01-d-y01-a07-t02'</text:p>
          </table:table-cell>
          <table:table-cell office:value-type="string" calcext:value-type="string">
            <text:p>'9228'</text:p>
          </table:table-cell>
          <table:table-cell office:value-type="string" calcext:value-type="string">
            <text:p>'Active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9T16:10:49Z'</text:p>
          </table:table-cell>
          <table:table-cell office:value-type="string" calcext:value-type="string">
            <text:p>20230322-083601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3"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'PVTI_lADOAApNpc4AG11JzgEQ8jg'</text:p>
          </table:table-cell>
          <table:table-cell office:value-type="string" calcext:value-type="string">
            <text:p>'Feature request: Add the ability to configure a Harvesting Client to add a custom header to OAI cal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20:17:32Z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'PVTI_lADOAApNpc4AG11JzgEo4fc'</text:p>
          </table:table-cell>
          <table:table-cell office:value-type="string" calcext:value-type="string">
            <text:p>'Spike: Discover Root cause of GitHub actions stoppage in January (Before the end of February!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vOps: Probl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9T16:35:52Z'</text:p>
          </table:table-cell>
          <table:table-cell office:value-type="string" calcext:value-type="string">
            <text:p>20230322-083601</text:p>
          </table:table-cell>
          <table:table-cell office:value-type="float" office:value="1" calcext:value-type="float">
            <text:p>1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VTI_lADOAApNpc4AG11JzgFPtw4'</text:p>
          </table:table-cell>
          <table:table-cell office:value-type="string" calcext:value-type="string">
            <text:p>'NIH AIM:5 YR:2 TASK:1 | 2.5.1 | Design and implement usage reports and data citation metrics based on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PVTI_lADOAApNpc4AG11JzgFioWE'</text:p>
          </table:table-cell>
          <table:table-cell office:value-type="string" calcext:value-type="string">
            <text:p>'NIH AIM:3 YR:2 TASK:2 | 2.3.2 | Research and discovery phase for containers and research objects suppor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PVTI_lADOAApNpc4AG11JzgFioWI'</text:p>
          </table:table-cell>
          <table:table-cell office:value-type="string" calcext:value-type="string">
            <text:p>'NIH AIM:3 YR:2 TASK:1 | 2.3.1 | Support biomedical workflow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PVTI_lADOAApNpc4AG11JzgFioWo'</text:p>
          </table:table-cell>
          <table:table-cell office:value-type="string" calcext:value-type="string">
            <text:p>'6 | 1.6.1 | Integrate with OpenDP tools to support differentially private statistical releases of de-identified data deposited in the repository (in collaboration with the OpenDP.org project, currently partially funded with the Sloan Foundation)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PVTI_lADOAApNpc4AG11JzgFioWw'</text:p>
          </table:table-cell>
          <table:table-cell office:value-type="string" calcext:value-type="string">
            <text:p>'2 | 1.2.2 | Define use cases for DDI-CDI support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PVTI_lADOAApNpc4AG11JzgFioW8'</text:p>
          </table:table-cell>
          <table:table-cell office:value-type="string" calcext:value-type="string">
            <text:p>'2 | 1.2.1 | Design and implement integration with controlled vocabularies | 5 |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PVTI_lADOAApNpc4AG11JzgFioXA'</text:p>
          </table:table-cell>
          <table:table-cell office:value-type="string" calcext:value-type="string">
            <text:p>'5 | 1.5.1 | Standardize download metrics for the Harvard Dataverse repository following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PVTI_lADOAApNpc4AG11JzgFioXE'</text:p>
          </table:table-cell>
          <table:table-cell office:value-type="string" calcext:value-type="string">
            <text:p>'6 | 1.6.2 | Discovery phase to support DataTags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VTI_lADOAApNpc4AG11JzgFioXQ'</text:p>
          </table:table-cell>
          <table:table-cell office:value-type="string" calcext:value-type="string">
            <text:p>'4 | 1.4.1 | Resolve OAI-PMH harvesting issu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PVTI_lADOAApNpc4AG11JzgFioXg'</text:p>
          </table:table-cell>
          <table:table-cell office:value-type="string" calcext:value-type="string">
            <text:p>'3 | 1.3.1 &amp; 1.3.2 | Support software metadata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PVTI_lADOAApNpc4AG11JzgFioXo'</text:p>
          </table:table-cell>
          <table:table-cell office:value-type="string" calcext:value-type="string">
            <text:p>'4 | 1.4.2 | Create working group on packaging standards to share metadata and data across repositori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PVTI_lADOAApNpc4AG11JzgFioXw'</text:p>
          </table:table-cell>
          <table:table-cell office:value-type="string" calcext:value-type="string">
            <text:p>'1 | 1.1.1 | Minimum Viable Product (MVP) for registering metadata in the repository and connecting the metadata to the data in the research computing remote storage (NESE), including Globus endpoints | 1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PVTI_lADOAApNpc4AG11JzgFioX0'</text:p>
          </table:table-cell>
          <table:table-cell office:value-type="string" calcext:value-type="string">
            <text:p>'7 | 1.7.1 | &amp; 1.7.2 Re Architecture Effort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7-t01','pm.f01-d-y01-a07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083601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</table:table>
      <table:table table:name="Sheet4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2" table:default-cell-style-name="ce1"/>
        <table:table-column table:style-name="co2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visibility="collapse" table:default-cell-style-name="Default"/>
        <table:table-column table:style-name="co8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number-columns-repeated="2" table:default-cell-style-name="Default"/>
        <table:table-column table:style-name="co8" table:visibility="collapse" table:default-cell-style-name="Default"/>
        <table:table-column table:style-name="co12" table:visibility="collapse" table:default-cell-style-name="Default"/>
        <table:table-column table:style-name="co8" table:visibility="collapse" table:default-cell-style-name="Default"/>
        <table:table-column table:style-name="co12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default-cell-style-name="Default"/>
        <table:table-column table:style-name="co23" table:visibility="collapse" table:default-cell-style-name="Default"/>
        <table:table-column table:style-name="co8" table:visibility="collapse" table:default-cell-style-name="Default"/>
        <table:table-column table:style-name="co12" table:visibility="collapse" table:number-columns-repeated="3" table:default-cell-style-name="Default"/>
        <table:table-column table:style-name="co24" table:default-cell-style-name="Default"/>
        <table:table-column table:style-name="co8" table:visibility="collapse" table:default-cell-style-name="Default"/>
        <table:table-column table:style-name="co17" table:visibility="collapse" table:number-columns-repeated="2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22" table:default-cell-style-name="Default"/>
        <table:table-column table:style-name="co22" table:visibility="collapse" table:default-cell-style-name="Default"/>
        <table:table-column table:style-name="co32" table:visibility="collapse" table:default-cell-style-name="Default"/>
        <table:table-column table:style-name="co8" table:visibility="collapse" table:default-cell-style-name="Default"/>
        <table:table-column table:style-name="co33" table:default-cell-style-name="Default"/>
        <table:table-column table:style-name="co12" table:visibility="collapse" table:default-cell-style-name="Default"/>
        <table:table-column table:style-name="co28" table:visibility="collapse" table:default-cell-style-name="Default"/>
        <table:table-column table:style-name="co34" table:visibility="collapse" table:default-cell-style-name="Default"/>
        <table:table-column table:style-name="co8" table:visibility="collapse" table:default-cell-style-name="Default"/>
        <table:table-column table:style-name="co12" table:visibility="collapse" table:number-columns-repeated="2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12" table:visibility="collapse" table:number-columns-repeated="2" table:default-cell-style-name="Default"/>
        <table:table-column table:style-name="co37" table:visibility="collapse" table:default-cell-style-name="Default"/>
        <table:table-column table:style-name="co12" table:visibility="collapse" table:number-columns-repeated="3" table:default-cell-style-name="Default"/>
        <table:table-column table:style-name="co38" table:number-columns-repeated="942" table:default-cell-style-name="Default"/>
        <table:table-row table:style-name="ro1">
          <table:table-cell office:value-type="string" calcext:value-type="string">
            <text:p>ProjectTitle</text:p>
          </table:table-cell>
          <table:table-cell office:value-type="string" calcext:value-type="string">
            <text:p>ProjectNumber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Issu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Type: Suggestion</text:p>
          </table:table-cell>
          <table:table-cell office:value-type="string" calcext:value-type="string">
            <text:p>Feature: Metadata</text:p>
          </table:table-cell>
          <table:table-cell office:value-type="string" calcext:value-type="string">
            <text:p>User Role: Curator</text:p>
          </table:table-cell>
          <table:table-cell office:value-type="string" calcext:value-type="string">
            <text:p>User Role: Depositor</text:p>
          </table:table-cell>
          <table:table-cell office:value-type="string" calcext:value-type="string">
            <text:p>NIH OTA: 1.5.1</text:p>
          </table:table-cell>
          <table:table-cell office:value-type="string" calcext:value-type="string">
            <text:p>bklog: NeedsDiscussion</text:p>
          </table:table-cell>
          <table:table-cell office:value-type="string" calcext:value-type="string">
            <text:p>D: 5 Core PIDs</text:p>
          </table:table-cell>
          <table:table-cell office:value-type="string" calcext:value-type="string">
            <text:p>Size: NoSprintCost</text:p>
          </table:table-cell>
          <table:table-cell office:value-type="string" calcext:value-type="string">
            <text:p>pm.f01-d-y01-a05-t01</text:p>
          </table:table-cell>
          <table:table-cell office:value-type="string" calcext:value-type="string">
            <text:p>pm.f01-d-y01-a05-t02</text:p>
          </table:table-cell>
          <table:table-cell office:value-type="string" calcext:value-type="string">
            <text:p>Feature: Harvesting</text:p>
          </table:table-cell>
          <table:table-cell office:value-type="string" calcext:value-type="string">
            <text:p>NIH OTA: 1.1.1</text:p>
          </table:table-cell>
          <table:table-cell office:value-type="string" calcext:value-type="string">
            <text:p>pm.f01-d-y01-a01-t01</text:p>
          </table:table-cell>
          <table:table-cell office:value-type="string" calcext:value-type="string">
            <text:p>h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IH OTA: 1.2.2</text:p>
          </table:table-cell>
          <table:table-cell office:value-type="string" calcext:value-type="string">
            <text:p>pm.f01-d-y01-a02-t02</text:p>
          </table:table-cell>
          <table:table-cell office:value-type="string" calcext:value-type="string">
            <text:p>NIH OTA: 1.2.1</text:p>
          </table:table-cell>
          <table:table-cell office:value-type="string" calcext:value-type="string">
            <text:p>pm.f01-d-y01-a02-t01</text:p>
          </table:table-cell>
          <table:table-cell office:value-type="string" calcext:value-type="string">
            <text:p>Size: 80</text:p>
          </table:table-cell>
          <table:table-cell office:value-type="string" calcext:value-type="string">
            <text:p>Size: 3</text:p>
          </table:table-cell>
          <table:table-cell office:value-type="string" calcext:value-type="string">
            <text:p>NIH OTA DC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Feature: Controlled Vocabulary</text:p>
          </table:table-cell>
          <table:table-cell office:value-type="string" calcext:value-type="string">
            <text:p>pm.f02</text:p>
          </table:table-cell>
          <table:table-cell office:value-type="string" calcext:value-type="string">
            <text:p>NIH: NetCDF</text:p>
          </table:table-cell>
          <table:table-cell office:value-type="string" calcext:value-type="string">
            <text:p>NIH OTA: 1.6.2</text:p>
          </table:table-cell>
          <table:table-cell office:value-type="string" calcext:value-type="string">
            <text:p>pm.f01-d-y01-a06-t02</text:p>
          </table:table-cell>
          <table:table-cell office:value-type="string" calcext:value-type="string">
            <text:p>pm.f01-d-y01-a04-t01</text:p>
          </table:table-cell>
          <table:table-cell office:value-type="string" calcext:value-type="string">
            <text:p>pm.f01-d-y01-a04-t02</text:p>
          </table:table-cell>
          <table:table-cell office:value-type="string" calcext:value-type="string">
            <text:p>pm.epic.nih_harvesting</text:p>
          </table:table-cell>
          <table:table-cell office:value-type="string" calcext:value-type="string">
            <text:p>NIH OTA: 1.4.1</text:p>
          </table:table-cell>
          <table:table-cell office:value-type="string" calcext:value-type="string">
            <text:p>Size: 33</text:p>
          </table:table-cell>
          <table:table-cell office:value-type="string" calcext:value-type="string">
            <text:p>Size: 10</text:p>
          </table:table-cell>
          <table:table-cell office:value-type="string" calcext:value-type="string">
            <text:p>Size: Queued</text:p>
          </table:table-cell>
          <table:table-cell office:value-type="string" calcext:value-type="string">
            <text:p>pm.epic.nih_harvesting_framework</text:p>
          </table:table-cell>
          <table:table-cell office:value-type="string" calcext:value-type="string">
            <text:p>Type: Bug</text:p>
          </table:table-cell>
          <table:table-cell office:value-type="string" calcext:value-type="string">
            <text:p>User Role: Superuser</text:p>
          </table:table-cell>
          <table:table-cell office:value-type="string" calcext:value-type="string">
            <text:p>Testing: API</text:p>
          </table:table-cell>
          <table:table-cell office:value-type="string" calcext:value-type="string">
            <text:p>User Role: Sysadmin</text:p>
          </table:table-cell>
          <table:table-cell office:value-type="string" calcext:value-type="string">
            <text:p>Feature: API Guide</text:p>
          </table:table-cell>
          <table:table-cell office:value-type="string" calcext:value-type="string">
            <text:p>Feature: Code Infrastructure</text:p>
          </table:table-cell>
          <table:table-cell office:value-type="string" calcext:value-type="string">
            <text:p>Feature: File Upload &amp; Handling</text:p>
          </table:table-cell>
          <table:table-cell office:value-type="string" calcext:value-type="string">
            <text:p>pm.f01</text:p>
          </table:table-cell>
          <table:table-cell office:value-type="string" calcext:value-type="string">
            <text:p>D: Dev</text:p>
          </table:table-cell>
          <table:table-cell office:value-type="string" calcext:value-type="string">
            <text:p>ops: Email Issue</text:p>
          </table:table-cell>
          <table:table-cell office:value-type="string" calcext:value-type="string">
            <text:p>NIH OTA: 1.6.1</text:p>
          </table:table-cell>
          <table:table-cell office:value-type="string" calcext:value-type="string">
            <text:p>D: OpenDP Integration</text:p>
          </table:table-cell>
          <table:table-cell office:value-type="string" calcext:value-type="string">
            <text:p>pm.f01-d-y01-a06-t01</text:p>
          </table:table-cell>
          <table:table-cell office:value-type="string" calcext:value-type="string">
            <text:p>Working Group: SWC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IH OTA: 1.3.1</text:p>
          </table:table-cell>
          <table:table-cell office:value-type="string" calcext:value-type="string">
            <text:p>pm.f01-d-y01-a03-t01</text:p>
          </table:table-cell>
          <table:table-cell office:value-type="string" calcext:value-type="string">
            <text:p>pm.f01-d-y01-a03-t02</text:p>
          </table:table-cell>
          <table:table-cell office:value-type="string" calcext:value-type="string">
            <text:p>Feature: Account &amp; User Info</text:p>
          </table:table-cell>
          <table:table-cell office:value-type="string" calcext:value-type="string">
            <text:p>NIH OTA: 1.7.1 (reArchitecture)</text:p>
          </table:table-cell>
          <table:table-cell office:value-type="string" calcext:value-type="string">
            <text:p>pm.f01-d-y01-a07-t01</text:p>
          </table:table-cell>
          <table:table-cell office:value-type="string" calcext:value-type="string">
            <text:p>pm.f01-d-y01-a07-t02</text:p>
          </table:table-cell>
          <table:table-cell office:value-type="string" calcext:value-type="string">
            <text:p>DevOps: Problem</text:p>
          </table:table-cell>
          <table:table-cell office:value-type="string" calcext:value-type="string">
            <text:p>pm.f01-d-y02-a05-t01</text:p>
          </table:table-cell>
          <table:table-cell office:value-type="string" calcext:value-type="string">
            <text:p>pm.f01-d-y02-a03-t02</text:p>
          </table:table-cell>
          <table:table-cell office:value-type="string" calcext:value-type="string">
            <text:p>pm.f01-d-y02-a03-t01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'PVTI_lADOAApNpc4AG11JzgC0cTk'</text:p>
          </table:table-cell>
          <table:table-cell office:value-type="string" calcext:value-type="string">
            <text:p>'Support for Crossref Funder Registry I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bklog: NeedsDiscussion','D: 5 Core PIDs','Size: NoSprintCost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1T20:43:49Z'</text:p>
          </table:table-cell>
          <table:table-cell office:value-type="string" calcext:value-type="string">
            <text:p>'TEST'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'PVTI_lADOAApNpc4AG11JzgC0cT8'</text:p>
          </table:table-cell>
          <table:table-cell office:value-type="string" calcext:value-type="string">
            <text:p>'Remove the Contributor type "Funder" in Dataverse's citation metadatablock, move that metadata to the Funder Information Agency fie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'PVTI_lADOAApNpc4AG11JzgC0cT0'</text:p>
          </table:table-cell>
          <table:table-cell office:value-type="string" calcext:value-type="string">
            <text:p>'Align (or merge) DataCite metadata expor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'PVTI_lADOAApNpc4AG11JzgC0cTo'</text:p>
          </table:table-cell>
          <table:table-cell office:value-type="string" calcext:value-type="string">
            <text:p>'Support Research Organization Registry (ROR) 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'PVTI_lADOAApNpc4AG11JzgD7HQU'</text:p>
          </table:table-cell>
          <table:table-cell office:value-type="string" calcext:value-type="string">
            <text:p>'Enhance Globus support for remote endpoints and tape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'PVTI_lADOAApNpc4AG11JzgC2Kk0'</text:p>
          </table:table-cell>
          <table:table-cell office:value-type="string" calcext:value-type="string">
            <text:p>'Globus: DatasetVersion in dataset level externaltoo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'PVTI_lADOAApNpc4AG11JzgC2Kkw'</text:p>
          </table:table-cell>
          <table:table-cell office:value-type="string" calcext:value-type="string">
            <text:p>'Globus: Identify and add configurable button(s) for Upload and Download actions on Dataset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'PVTI_lADOAApNpc4AG11JzgC2Kks'</text:p>
          </table:table-cell>
          <table:table-cell office:value-type="string" calcext:value-type="string">
            <text:p>'Large file download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994" calcext:value-type="float">
            <text:p>5994</text:p>
          </table:table-cell>
          <table:table-cell office:value-type="string" calcext:value-type="string">
            <text:p>'PVTI_lADOAApNpc4AG11JzgC2Kko'</text:p>
          </table:table-cell>
          <table:table-cell office:value-type="string" calcext:value-type="string">
            <text:p>'External data support: Globus endpoints (deposit and indexing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'PVTI_lADOAApNpc4AG11JzgC2KDI'</text:p>
          </table:table-cell>
          <table:table-cell office:value-type="string" calcext:value-type="string">
            <text:p>'GDCC/Globus and Big Data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5994','7524','7626','7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5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'PVTI_lADOAApNpc4AG11JzgC2KDM'</text:p>
          </table:table-cell>
          <table:table-cell office:value-type="string" calcext:value-type="string">
            <text:p>'Simple support for remote web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732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3:57:03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'PVTI_lADOAApNpc4AG11JzgC2KDE'</text:p>
          </table:table-cell>
          <table:table-cell office:value-type="string" calcext:value-type="string">
            <text:p>'Release Notes related to HDC 1 and 3A/3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3a','3b','1','NIH OTA: 1.1.1','pm.f01-d-y01-a01-t01'</text:p>
          </table:table-cell>
          <table:table-cell office:value-type="string" calcext:value-type="string">
            <text:p>'861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9:07:29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'PVTI_lADOAApNpc4AG11JzgDXylM'</text:p>
          </table:table-cell>
          <table:table-cell office:value-type="string" calcext:value-type="string">
            <text:p>'As a user I would like to be able to export my dataset metadata via DDI-CD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'PVTI_lADOAApNpc4AG11JzgDXywE'</text:p>
          </table:table-cell>
          <table:table-cell office:value-type="string" calcext:value-type="string">
            <text:p>'As a user I would like to be able to include DDI-CDI meta data with a dataset that I import, and be able to export my dataset with the metadata intact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'PVTI_lADOAApNpc4AG11JzgDXzBA'</text:p>
          </table:table-cell>
          <table:table-cell office:value-type="string" calcext:value-type="string">
            <text:p>'Create a white paper that summarizes what we know and what we don't know about the state of DDI-CDI currentl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PVTI_lADOAApNpc4AG11JzgDRrMs'</text:p>
          </table:table-cell>
          <table:table-cell office:value-type="string" calcext:value-type="string">
            <text:p>'Collection: Keep track of list of issues that we want to address as part of 1.4.1'</text:p>
          </table:table-cell>
          <table:table-cell office:value-type="string" calcext:value-type="string">
            <text:p>'dataverse-pm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'PVTI_lADOAApNpc4AG11JzgC4emk'</text:p>
          </table:table-cell>
          <table:table-cell office:value-type="string" calcext:value-type="string">
            <text:p>'1.2.1 Deliverable Backlog Working No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'PVTI_lADOAApNpc4AG11JzgDVCkM'</text:p>
          </table:table-cell>
          <table:table-cell office:value-type="string" calcext:value-type="string">
            <text:p>'Create a javascript for the frontend that supports Fundref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'PVTI_lADOAApNpc4AG11JzgDVCok'</text:p>
          </table:table-cell>
          <table:table-cell office:value-type="string" calcext:value-type="string">
            <text:p>'Get the existing ROR plug-in working on the dataverse demo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'PVTI_lADOAApNpc4AG11JzgDuR2I'</text:p>
          </table:table-cell>
          <table:table-cell office:value-type="string" calcext:value-type="string">
            <text:p>'Create a whitepaper for external vocabulary work 1.2.1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3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50:19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'PVTI_lADOAApNpc4AG11JzgC2L8k'</text:p>
          </table:table-cell>
          <table:table-cell office:value-type="string" calcext:value-type="string">
            <text:p>'Spike: Discovery about integrating biomedical vocabularies into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spike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8T21:31:30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'PVTI_lADOAApNpc4AG11JzgC0cTg'</text:p>
          </table:table-cell>
          <table:table-cell office:value-type="string" calcext:value-type="string">
            <text:p>'Spike: What work has already been done towards support for controlled vocabularies for metadata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06T16:12:19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'PVTI_lADOAApNpc4AG11JzgC0cT4'</text:p>
          </table:table-cell>
          <table:table-cell office:value-type="string" calcext:value-type="string">
            <text:p>'As a curator, I want to more easily add metadata about related resources so that it's more discoverab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NIH OTA: 1.5.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PVTI_lADOAApNpc4AG11JzgDRcKw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2',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'PVTI_lADOAApNpc4AG11JzgDTWIo'</text:p>
          </table:table-cell>
          <table:table-cell office:value-type="string" calcext:value-type="string">
            <text:p>'Spike: Identify Existing Repositories that specialize in handling Sensitive Dat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NIH OTA: 1.6.2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PVTI_lADOAApNpc4AG11JzgDRjTQ'</text:p>
          </table:table-cell>
          <table:table-cell office:value-type="string" calcext:value-type="string">
            <text:p>'Spike: Inventory and prioritize all existing Harvesting related issu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17:0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'PVTI_lADOAApNpc4AG11JzgDN0QI'</text:p>
          </table:table-cell>
          <table:table-cell office:value-type="string" calcext:value-type="string">
            <text:p>'The "ListSets" command fails during the creation of a harvesting client for Zenodo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3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1T21:21:4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7736" calcext:value-type="float">
            <text:p>7736</text:p>
          </table:table-cell>
          <table:table-cell office:value-type="string" calcext:value-type="string">
            <text:p>'PVTI_lADOAApNpc4AG11JzgDNy6c'</text:p>
          </table:table-cell>
          <table:table-cell office:value-type="string" calcext:value-type="string">
            <text:p>'Fix handling of storageidentifiers in dataverse_json harves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'PVTI_lADOAApNpc4AG11JzgDNyig'</text:p>
          </table:table-cell>
          <table:table-cell office:value-type="string" calcext:value-type="string">
            <text:p>'Refactor the OAI code, Step 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Size: Queued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'PVTI_lADOAApNpc4AG11JzgDNzWI'</text:p>
          </table:table-cell>
          <table:table-cell office:value-type="string" calcext:value-type="string">
            <text:p>'Revisit/reimplement the concept of a "Harvested file".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pm.epic.nih_harvesting_framework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'PVTI_lADOAApNpc4AG11JzgDwd1k'</text:p>
          </table:table-cell>
          <table:table-cell office:value-type="string" calcext:value-type="string">
            <text:p>'Harvest: Set export can temporarily be adversely affected by full (clean) reindex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uperuser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'PVTI_lADOAApNpc4AG11JzgDwdxU'</text:p>
          </table:table-cell>
          <table:table-cell office:value-type="string" calcext:value-type="string">
            <text:p>'Harvest: Do not list a set as available in ListSets until it has been successfully exported at least once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uperuser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'PVTI_lADOAApNpc4AG11JzgDweU0'</text:p>
          </table:table-cell>
          <table:table-cell office:value-type="string" calcext:value-type="string">
            <text:p>'Feature Request/Idea: Sanitize languages controlled vocabulary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'PVTI_lADOAApNpc4AG11JzgDwd5s'</text:p>
          </table:table-cell>
          <table:table-cell office:value-type="string" calcext:value-type="string">
            <text:p>'Harvesting: OAI sets are not updated when datasets are deleted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8" calcext:value-type="float">
            <text:p>8578</text:p>
          </table:table-cell>
          <table:table-cell office:value-type="string" calcext:value-type="string">
            <text:p>'PVTI_lADOAApNpc4AG11JzgDweVw'</text:p>
          </table:table-cell>
          <table:table-cell office:value-type="string" calcext:value-type="string">
            <text:p>'Remaining mapping problems when harvesting from a repository using ISO 639-3 language cod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'PVTI_lADOAApNpc4AG11JzgDNybE'</text:p>
          </table:table-cell>
          <table:table-cell office:value-type="string" calcext:value-type="string">
            <text:p>'Expand the suite of automated tests of the Harvesting functionalit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Testing: API',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'PVTI_lADOAApNpc4AG11JzgDNzGE'</text:p>
          </table:table-cell>
          <table:table-cell office:value-type="string" calcext:value-type="string">
            <text:p>'Exclude deaccessioned dataset from being harves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Harvesting','User Role: Superuser','NIH OTA: 1.4.1','Size: 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0:44:4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'PVTI_lADOAApNpc4AG11JzgDNydI'</text:p>
          </table:table-cell>
          <table:table-cell office:value-type="string" calcext:value-type="string">
            <text:p>'invalid schema and metadataNamespace fields in OAI-PMH ListMetadataFormats respon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User Role: Sysadmin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1:42:11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'PVTI_lADOAApNpc4AG11JzgDNyyk'</text:p>
          </table:table-cell>
          <table:table-cell office:value-type="string" calcext:value-type="string">
            <text:p>'[feature request] stop an harvest job in progr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2T18:57:02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'PVTI_lADOAApNpc4AG11JzgDjp7w'</text:p>
          </table:table-cell>
          <table:table-cell office:value-type="string" calcext:value-type="string">
            <text:p>'Trying to set up or complete a harvesting client through the API crashes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1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'PVTI_lADOAApNpc4AG11JzgDNypg'</text:p>
          </table:table-cell>
          <table:table-cell office:value-type="string" calcext:value-type="string">
            <text:p>'OAI server: metadataPrefix unknown: Internal server err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7:16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'PVTI_lADOAApNpc4AG11JzgDNzhY'</text:p>
          </table:table-cell>
          <table:table-cell office:value-type="string" calcext:value-type="string">
            <text:p>'Feature Request/Idea: Documentation for the API to create and edit harvesting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Feature: API Guide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0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'PVTI_lADOAApNpc4AG11JzgDNyuM'</text:p>
          </table:table-cell>
          <table:table-cell office:value-type="string" calcext:value-type="string">
            <text:p>'OAI-PMH responses indicating errors should be processable by OAI-PMH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5:02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'PVTI_lADOAApNpc4AG11JzgDRjhM'</text:p>
          </table:table-cell>
          <table:table-cell office:value-type="string" calcext:value-type="string">
            <text:p>'Failure to export dataset not detected, dataset marked as expor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 DC','pm.epic.nih_harvesting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4:46:3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'PVTI_lADOAApNpc4AG11JzgDRjhs'</text:p>
          </table:table-cell>
          <table:table-cell office:value-type="string" calcext:value-type="string">
            <text:p>'Can't harvest when Dublin core field language is se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23T20:48:02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'PVTI_lADOAApNpc4AG11JzgDwdh4'</text:p>
          </table:table-cell>
          <table:table-cell office:value-type="string" calcext:value-type="string">
            <text:p>'Update and reorganize the XOAI dependencies under local_li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Harvesting','User Role: Sysadmin','NIH OTA DC','pm.epic.nih_harvesting','NIH OTA: 1.4.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3T18:59:23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'PVTI_lADOAApNpc4AG11JzgDU0XE'</text:p>
          </table:table-cell>
          <table:table-cell office:value-type="string" calcext:value-type="string">
            <text:p>'Draft design doc for NetCDF/HDF5/geospatia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NIH: NetCDF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8:22:04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'PVTI_lADOAApNpc4AG11JzgDWYM8'</text:p>
          </table:table-cell>
          <table:table-cell office:value-type="string" calcext:value-type="string">
            <text:p>'Extract metadata from NetCDF and HDF5 files as XML in NcML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'PVTI_lADOAApNpc4AG11JzgDRcH0'</text:p>
          </table:table-cell>
          <table:table-cell office:value-type="string" calcext:value-type="string">
            <text:p>'Improve file type detection of NetCDF and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9:35:04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'PVTI_lADOAApNpc4AG11JzgDRcJM'</text:p>
          </table:table-cell>
          <table:table-cell office:value-type="string" calcext:value-type="string">
            <text:p>'NetCDF/HDF5/geospatial discove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6:59:2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PVTI_lADOAApNpc4AG11JzgDRfL0'</text:p>
          </table:table-cell>
          <table:table-cell office:value-type="string" calcext:value-type="string">
            <text:p>'NIH GREI Working Group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PVTI_lADOAApNpc4AG11JzgDTUqE'</text:p>
          </table:table-cell>
          <table:table-cell office:value-type="string" calcext:value-type="string">
            <text:p>'Deliverable: Address Email Operation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De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I_lADOAApNpc4AG11JzgDTVkM'</text:p>
          </table:table-cell>
          <table:table-cell office:value-type="string" calcext:value-type="string">
            <text:p>'SPF message on Harvard Dataverse Emails'</text:p>
          </table:table-cell>
          <table:table-cell office:value-type="string" calcext:value-type="string">
            <text:p>'dataverse-security'</text:p>
          </table:table-cell>
          <table:table-cell/>
          <table:table-cell office:value-type="string" calcext:value-type="string">
            <text:p>'ops: Email Issu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'PVTI_lADOAApNpc4AG11JzgDNzzY'</text:p>
          </table:table-cell>
          <table:table-cell office:value-type="string" calcext:value-type="string">
            <text:p>'Add import for oai_datacite ("OpenAire") format (this will allow Dataverse to harvest this format too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99" calcext:value-type="float">
            <text:p>9099</text:p>
          </table:table-cell>
          <table:table-cell office:value-type="string" calcext:value-type="string">
            <text:p>'PVTI_lADOAApNpc4AG11JzgEJhao'</text:p>
          </table:table-cell>
          <table:table-cell office:value-type="string" calcext:value-type="string">
            <text:p>'DP Creator Analyst Mod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D: OpenDP Integration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'PVTI_lADOAApNpc4AG11JzgDwq4o'</text:p>
          </table:table-cell>
          <table:table-cell office:value-type="string" calcext:value-type="string">
            <text:p>'Include Signed-urls in the External Tools Framework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56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'PVTI_lADOAApNpc4AG11JzgD7HW0'</text:p>
          </table:table-cell>
          <table:table-cell office:value-type="string" calcext:value-type="string">
            <text:p>'Weird property key modification in Bundle.properties file v5.1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07:0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'PVTI_lADOAApNpc4AG11JzgD7SE4'</text:p>
          </table:table-cell>
          <table:table-cell office:value-type="string" calcext:value-type="string">
            <text:p>'7844 codemeta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Working Group: SWC','HERMES','NIH OTA: 1.3.1','Size: 10','pm.f01-d-y01-a03-t01','pm.f01-d-y01-a03-t02'</text:p>
          </table:table-cell>
          <table:table-cell office:value-type="string" calcext:value-type="string">
            <text:p>'78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22:13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'PVTI_lADOAApNpc4AG11JzgD7S0U'</text:p>
          </table:table-cell>
          <table:table-cell office:value-type="string" calcext:value-type="string">
            <text:p>'Feature Request/Idea: Add Computational Workflow Metadata and Related Doc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'PVTI_lADOAApNpc4AG11JzgD7S0Y'</text:p>
          </table:table-cell>
          <table:table-cell office:value-type="string" calcext:value-type="string">
            <text:p>'Feature Request/Idea: File type recognition based on filenam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6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44" calcext:value-type="float">
            <text:p>8744</text:p>
          </table:table-cell>
          <table:table-cell office:value-type="string" calcext:value-type="string">
            <text:p>'PVTI_lADOAApNpc4AG11JzgD7S0c'</text:p>
          </table:table-cell>
          <table:table-cell office:value-type="string" calcext:value-type="string">
            <text:p>'File Recognition - Add support for files without exten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5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9" calcext:value-type="float">
            <text:p>8759</text:p>
          </table:table-cell>
          <table:table-cell office:value-type="string" calcext:value-type="string">
            <text:p>'PVTI_lADOAApNpc4AG11JzgD7S0o'</text:p>
          </table:table-cell>
          <table:table-cell office:value-type="string" calcext:value-type="string">
            <text:p>'Feature Request/Idea: File type recognition - Ad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'PVTI_lADOAApNpc4AG11JzgD7S0g'</text:p>
          </table:table-cell>
          <table:table-cell office:value-type="string" calcext:value-type="string">
            <text:p>'Feature Request/Idea: Improve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2" calcext:value-type="float">
            <text:p>8792</text:p>
          </table:table-cell>
          <table:table-cell office:value-type="string" calcext:value-type="string">
            <text:p>'PVTI_lADOAApNpc4AG11JzgD7S00'</text:p>
          </table:table-cell>
          <table:table-cell office:value-type="string" calcext:value-type="string">
            <text:p>'BagIt Support -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8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2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'PVTI_lADOAApNpc4AG11JzgD7S08'</text:p>
          </table:table-cell>
          <table:table-cell office:value-type="string" calcext:value-type="string">
            <text:p>'Added Computational Workflow metadata and related document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6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'PVTI_lADOAApNpc4AG11JzgD7S04'</text:p>
          </table:table-cell>
          <table:table-cell office:value-type="string" calcext:value-type="string">
            <text:p>'Added new static facet to show metadata blocks with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5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9:48:42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'PVTI_lADOAApNpc4AG11JzgD7S0k'</text:p>
          </table:table-cell>
          <table:table-cell office:value-type="string" calcext:value-type="string">
            <text:p>'BagIt Support - Improved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'PVTI_lADOAApNpc4AG11JzgD7S0s'</text:p>
          </table:table-cell>
          <table:table-cell office:value-type="string" calcext:value-type="string">
            <text:p>'File Recognition - Adde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'PVTI_lADOAApNpc4AG11JzgD7S0w'</text:p>
          </table:table-cell>
          <table:table-cell office:value-type="string" calcext:value-type="string">
            <text:p>'Feature Request/Idea: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Activ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'PVTI_lADOAApNpc4AG11JzgEJiyA'</text:p>
          </table:table-cell>
          <table:table-cell office:value-type="string" calcext:value-type="string">
            <text:p>'9228 - add OIDC development setup for OIDC login feature te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NIH OTA: 1.7.1 (reArchitecture)','Size: 3','pm.f01-d-y01-a07-t01','pm.f01-d-y01-a07-t02'</text:p>
          </table:table-cell>
          <table:table-cell office:value-type="string" calcext:value-type="string">
            <text:p>'9228'</text:p>
          </table:table-cell>
          <table:table-cell office:value-type="string" calcext:value-type="string">
            <text:p>'Active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9T16:10:49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'PVTI_lADOAApNpc4AG11JzgEQ8jg'</text:p>
          </table:table-cell>
          <table:table-cell office:value-type="string" calcext:value-type="string">
            <text:p>'Feature request: Add the ability to configure a Harvesting Client to add a custom header to OAI cal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20:17:32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'PVTI_lADOAApNpc4AG11JzgEo4fc'</text:p>
          </table:table-cell>
          <table:table-cell office:value-type="string" calcext:value-type="string">
            <text:p>'Spike: Discover Root cause of GitHub actions stoppage in January (Before the end of February!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vOps: Probl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9T16:35:52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VTI_lADOAApNpc4AG11JzgFPtw4'</text:p>
          </table:table-cell>
          <table:table-cell office:value-type="string" calcext:value-type="string">
            <text:p>'NIH AIM:5 YR:2 TASK:1 | 2.5.1 | Design and implement usage reports and data citation metrics based on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PVTI_lADOAApNpc4AG11JzgFioWE'</text:p>
          </table:table-cell>
          <table:table-cell office:value-type="string" calcext:value-type="string">
            <text:p>'NIH AIM:3 YR:2 TASK:2 | 2.3.2 | Research and discovery phase for containers and research objects suppor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PVTI_lADOAApNpc4AG11JzgFioWI'</text:p>
          </table:table-cell>
          <table:table-cell office:value-type="string" calcext:value-type="string">
            <text:p>'NIH AIM:3 YR:2 TASK:1 | 2.3.1 | Support biomedical workflow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PVTI_lADOAApNpc4AG11JzgFioWo'</text:p>
          </table:table-cell>
          <table:table-cell office:value-type="string" calcext:value-type="string">
            <text:p>'6 | 1.6.1 | Integrate with OpenDP tools to support differentially private statistical releases of de-identified data deposited in the repository (in collaboration with the OpenDP.org project, currently partially funded with the Sloan Foundation)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PVTI_lADOAApNpc4AG11JzgFioWw'</text:p>
          </table:table-cell>
          <table:table-cell office:value-type="string" calcext:value-type="string">
            <text:p>'2 | 1.2.2 | Define use cases for DDI-CDI support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PVTI_lADOAApNpc4AG11JzgFioW8'</text:p>
          </table:table-cell>
          <table:table-cell office:value-type="string" calcext:value-type="string">
            <text:p>'2 | 1.2.1 | Design and implement integration with controlled vocabularies | 5 |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PVTI_lADOAApNpc4AG11JzgFioXA'</text:p>
          </table:table-cell>
          <table:table-cell office:value-type="string" calcext:value-type="string">
            <text:p>'5 | 1.5.1 | Standardize download metrics for the Harvard Dataverse repository following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PVTI_lADOAApNpc4AG11JzgFioXE'</text:p>
          </table:table-cell>
          <table:table-cell office:value-type="string" calcext:value-type="string">
            <text:p>'6 | 1.6.2 | Discovery phase to support DataTags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VTI_lADOAApNpc4AG11JzgFioXQ'</text:p>
          </table:table-cell>
          <table:table-cell office:value-type="string" calcext:value-type="string">
            <text:p>'4 | 1.4.1 | Resolve OAI-PMH harvesting issu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PVTI_lADOAApNpc4AG11JzgFioXg'</text:p>
          </table:table-cell>
          <table:table-cell office:value-type="string" calcext:value-type="string">
            <text:p>'3 | 1.3.1 &amp; 1.3.2 | Support software metadata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PVTI_lADOAApNpc4AG11JzgFioXo'</text:p>
          </table:table-cell>
          <table:table-cell office:value-type="string" calcext:value-type="string">
            <text:p>'4 | 1.4.2 | Create working group on packaging standards to share metadata and data across repositori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PVTI_lADOAApNpc4AG11JzgFioXw'</text:p>
          </table:table-cell>
          <table:table-cell office:value-type="string" calcext:value-type="string">
            <text:p>'1 | 1.1.1 | Minimum Viable Product (MVP) for registering metadata in the repository and connecting the metadata to the data in the research computing remote storage (NESE), including Globus endpoints | 1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visibility="filter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PVTI_lADOAApNpc4AG11JzgFioX0'</text:p>
          </table:table-cell>
          <table:table-cell office:value-type="string" calcext:value-type="string">
            <text:p>'7 | 1.7.1 | &amp; 1.7.2 Re Architecture Effort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7-t01','pm.f01-d-y01-a07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42"/>
        </table:table-row>
      </table:table>
      <table:table table:name="Sheet5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67" table:default-cell-style-name="Default"/>
        <table:table-row table:style-name="ro1">
          <table:table-cell office:value-type="string" calcext:value-type="string">
            <text:p>ProjectTitle</text:p>
          </table:table-cell>
          <table:table-cell office:value-type="string" calcext:value-type="string">
            <text:p>ProjectNumber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Issu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Type: Suggestion</text:p>
          </table:table-cell>
          <table:table-cell office:value-type="string" calcext:value-type="string">
            <text:p>Feature: Metadata</text:p>
          </table:table-cell>
          <table:table-cell office:value-type="string" calcext:value-type="string">
            <text:p>User Role: Curator</text:p>
          </table:table-cell>
          <table:table-cell office:value-type="string" calcext:value-type="string">
            <text:p>User Role: Depositor</text:p>
          </table:table-cell>
          <table:table-cell office:value-type="string" calcext:value-type="string">
            <text:p>NIH OTA: 1.5.1</text:p>
          </table:table-cell>
          <table:table-cell office:value-type="string" calcext:value-type="string">
            <text:p>bklog: NeedsDiscussion</text:p>
          </table:table-cell>
          <table:table-cell office:value-type="string" calcext:value-type="string">
            <text:p>D: 5 Core PIDs</text:p>
          </table:table-cell>
          <table:table-cell office:value-type="string" calcext:value-type="string">
            <text:p>Size: NoSprintCost</text:p>
          </table:table-cell>
          <table:table-cell office:value-type="string" calcext:value-type="string">
            <text:p>pm.f01-d-y01-a05-t01</text:p>
          </table:table-cell>
          <table:table-cell office:value-type="string" calcext:value-type="string">
            <text:p>pm.f01-d-y01-a05-t02</text:p>
          </table:table-cell>
          <table:table-cell office:value-type="string" calcext:value-type="string">
            <text:p>Feature: Harvesting</text:p>
          </table:table-cell>
          <table:table-cell office:value-type="string" calcext:value-type="string">
            <text:p>NIH OTA: 1.1.1</text:p>
          </table:table-cell>
          <table:table-cell office:value-type="string" calcext:value-type="string">
            <text:p>pm.f01-d-y01-a01-t01</text:p>
          </table:table-cell>
          <table:table-cell office:value-type="string" calcext:value-type="string">
            <text:p>h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IH OTA: 1.2.2</text:p>
          </table:table-cell>
          <table:table-cell office:value-type="string" calcext:value-type="string">
            <text:p>pm.f01-d-y01-a02-t02</text:p>
          </table:table-cell>
          <table:table-cell office:value-type="string" calcext:value-type="string">
            <text:p>NIH OTA: 1.2.1</text:p>
          </table:table-cell>
          <table:table-cell office:value-type="string" calcext:value-type="string">
            <text:p>pm.f01-d-y01-a02-t01</text:p>
          </table:table-cell>
          <table:table-cell office:value-type="string" calcext:value-type="string">
            <text:p>Size: 80</text:p>
          </table:table-cell>
          <table:table-cell office:value-type="string" calcext:value-type="string">
            <text:p>Size: 3</text:p>
          </table:table-cell>
          <table:table-cell office:value-type="string" calcext:value-type="string">
            <text:p>NIH OTA DC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Feature: Controlled Vocabulary</text:p>
          </table:table-cell>
          <table:table-cell office:value-type="string" calcext:value-type="string">
            <text:p>pm.f02</text:p>
          </table:table-cell>
          <table:table-cell office:value-type="string" calcext:value-type="string">
            <text:p>NIH: NetCDF</text:p>
          </table:table-cell>
          <table:table-cell office:value-type="string" calcext:value-type="string">
            <text:p>NIH OTA: 1.6.2</text:p>
          </table:table-cell>
          <table:table-cell office:value-type="string" calcext:value-type="string">
            <text:p>pm.f01-d-y01-a06-t02</text:p>
          </table:table-cell>
          <table:table-cell office:value-type="string" calcext:value-type="string">
            <text:p>pm.f01-d-y01-a04-t01</text:p>
          </table:table-cell>
          <table:table-cell office:value-type="string" calcext:value-type="string">
            <text:p>pm.f01-d-y01-a04-t02</text:p>
          </table:table-cell>
          <table:table-cell office:value-type="string" calcext:value-type="string">
            <text:p>pm.epic.nih_harvesting</text:p>
          </table:table-cell>
          <table:table-cell office:value-type="string" calcext:value-type="string">
            <text:p>NIH OTA: 1.4.1</text:p>
          </table:table-cell>
          <table:table-cell office:value-type="string" calcext:value-type="string">
            <text:p>Size: 33</text:p>
          </table:table-cell>
          <table:table-cell office:value-type="string" calcext:value-type="string">
            <text:p>Size: 10</text:p>
          </table:table-cell>
          <table:table-cell office:value-type="string" calcext:value-type="string">
            <text:p>Size: Queued</text:p>
          </table:table-cell>
          <table:table-cell office:value-type="string" calcext:value-type="string">
            <text:p>pm.epic.nih_harvesting_framework</text:p>
          </table:table-cell>
          <table:table-cell office:value-type="string" calcext:value-type="string">
            <text:p>Type: Bug</text:p>
          </table:table-cell>
          <table:table-cell office:value-type="string" calcext:value-type="string">
            <text:p>User Role: Superuser</text:p>
          </table:table-cell>
          <table:table-cell office:value-type="string" calcext:value-type="string">
            <text:p>Testing: API</text:p>
          </table:table-cell>
          <table:table-cell office:value-type="string" calcext:value-type="string">
            <text:p>User Role: Sysadmin</text:p>
          </table:table-cell>
          <table:table-cell office:value-type="string" calcext:value-type="string">
            <text:p>Feature: API Guide</text:p>
          </table:table-cell>
          <table:table-cell office:value-type="string" calcext:value-type="string">
            <text:p>Feature: Code Infrastructure</text:p>
          </table:table-cell>
          <table:table-cell office:value-type="string" calcext:value-type="string">
            <text:p>Feature: File Upload &amp; Handling</text:p>
          </table:table-cell>
          <table:table-cell office:value-type="string" calcext:value-type="string">
            <text:p>pm.f01</text:p>
          </table:table-cell>
          <table:table-cell office:value-type="string" calcext:value-type="string">
            <text:p>D: Dev</text:p>
          </table:table-cell>
          <table:table-cell office:value-type="string" calcext:value-type="string">
            <text:p>ops: Email Issue</text:p>
          </table:table-cell>
          <table:table-cell office:value-type="string" calcext:value-type="string">
            <text:p>NIH OTA: 1.6.1</text:p>
          </table:table-cell>
          <table:table-cell office:value-type="string" calcext:value-type="string">
            <text:p>D: OpenDP Integration</text:p>
          </table:table-cell>
          <table:table-cell office:value-type="string" calcext:value-type="string">
            <text:p>pm.f01-d-y01-a06-t01</text:p>
          </table:table-cell>
          <table:table-cell office:value-type="string" calcext:value-type="string">
            <text:p>Working Group: SWC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IH OTA: 1.3.1</text:p>
          </table:table-cell>
          <table:table-cell office:value-type="string" calcext:value-type="string">
            <text:p>pm.f01-d-y01-a03-t01</text:p>
          </table:table-cell>
          <table:table-cell office:value-type="string" calcext:value-type="string">
            <text:p>pm.f01-d-y01-a03-t02</text:p>
          </table:table-cell>
          <table:table-cell office:value-type="string" calcext:value-type="string">
            <text:p>Feature: Account &amp; User Info</text:p>
          </table:table-cell>
          <table:table-cell office:value-type="string" calcext:value-type="string">
            <text:p>NIH OTA: 1.7.1 (reArchitecture)</text:p>
          </table:table-cell>
          <table:table-cell office:value-type="string" calcext:value-type="string">
            <text:p>pm.f01-d-y01-a07-t01</text:p>
          </table:table-cell>
          <table:table-cell office:value-type="string" calcext:value-type="string">
            <text:p>pm.f01-d-y01-a07-t02</text:p>
          </table:table-cell>
          <table:table-cell office:value-type="string" calcext:value-type="string">
            <text:p>DevOps: Problem</text:p>
          </table:table-cell>
          <table:table-cell office:value-type="string" calcext:value-type="string">
            <text:p>pm.f01-d-y02-a05-t01</text:p>
          </table:table-cell>
          <table:table-cell office:value-type="string" calcext:value-type="string">
            <text:p>pm.f01-d-y02-a03-t02</text:p>
          </table:table-cell>
          <table:table-cell office:value-type="string" calcext:value-type="string">
            <text:p>pm.f01-d-y02-a03-t01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'PVTI_lADOAApNpc4AG11JzgC0cT8'</text:p>
          </table:table-cell>
          <table:table-cell office:value-type="string" calcext:value-type="string">
            <text:p>'Remove the Contributor type "Funder" in Dataverse's citation metadatablock, move that metadata to the Funder Information Agency fie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'PVTI_lADOAApNpc4AG11JzgC0cT0'</text:p>
          </table:table-cell>
          <table:table-cell office:value-type="string" calcext:value-type="string">
            <text:p>'Align (or merge) DataCite metadata expor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Harvesting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'PVTI_lADOAApNpc4AG11JzgC0cTo'</text:p>
          </table:table-cell>
          <table:table-cell office:value-type="string" calcext:value-type="string">
            <text:p>'Support Research Organization Registry (ROR) 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pm.f01-d-y01-a05-t01','pm.f01-d-y01-a05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'PVTI_lADOAApNpc4AG11JzgD7HQU'</text:p>
          </table:table-cell>
          <table:table-cell office:value-type="string" calcext:value-type="string">
            <text:p>'Enhance Globus support for remote endpoints and tape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'PVTI_lADOAApNpc4AG11JzgC2Kk0'</text:p>
          </table:table-cell>
          <table:table-cell office:value-type="string" calcext:value-type="string">
            <text:p>'Globus: DatasetVersion in dataset level externaltoo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'PVTI_lADOAApNpc4AG11JzgC2Kkw'</text:p>
          </table:table-cell>
          <table:table-cell office:value-type="string" calcext:value-type="string">
            <text:p>'Globus: Identify and add configurable button(s) for Upload and Download actions on Dataset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'PVTI_lADOAApNpc4AG11JzgC2Kks'</text:p>
          </table:table-cell>
          <table:table-cell office:value-type="string" calcext:value-type="string">
            <text:p>'Large file download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994" calcext:value-type="float">
            <text:p>5994</text:p>
          </table:table-cell>
          <table:table-cell office:value-type="string" calcext:value-type="string">
            <text:p>'PVTI_lADOAApNpc4AG11JzgC2Kko'</text:p>
          </table:table-cell>
          <table:table-cell office:value-type="string" calcext:value-type="string">
            <text:p>'External data support: Globus endpoints (deposit and indexing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'PVTI_lADOAApNpc4AG11JzgC2KDI'</text:p>
          </table:table-cell>
          <table:table-cell office:value-type="string" calcext:value-type="string">
            <text:p>'GDCC/Globus and Big Data Suppor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5994','7524','7626','7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7:19:15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'PVTI_lADOAApNpc4AG11JzgC2KDM'</text:p>
          </table:table-cell>
          <table:table-cell office:value-type="string" calcext:value-type="string">
            <text:p>'Simple support for remote web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1','NIH OTA: 1.1.1','pm.f01-d-y01-a01-t01'</text:p>
          </table:table-cell>
          <table:table-cell office:value-type="string" calcext:value-type="string">
            <text:p>'732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3:57:03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'PVTI_lADOAApNpc4AG11JzgC2KDE'</text:p>
          </table:table-cell>
          <table:table-cell office:value-type="string" calcext:value-type="string">
            <text:p>'Release Notes related to HDC 1 and 3A/3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3a','3b','1','NIH OTA: 1.1.1','pm.f01-d-y01-a01-t01'</text:p>
          </table:table-cell>
          <table:table-cell office:value-type="string" calcext:value-type="string">
            <text:p>'861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9-19T19:07:29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'PVTI_lADOAApNpc4AG11JzgDXylM'</text:p>
          </table:table-cell>
          <table:table-cell office:value-type="string" calcext:value-type="string">
            <text:p>'As a user I would like to be able to export my dataset metadata via DDI-CD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'PVTI_lADOAApNpc4AG11JzgDXywE'</text:p>
          </table:table-cell>
          <table:table-cell office:value-type="string" calcext:value-type="string">
            <text:p>'As a user I would like to be able to include DDI-CDI meta data with a dataset that I import, and be able to export my dataset with the metadata intact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'PVTI_lADOAApNpc4AG11JzgDXzBA'</text:p>
          </table:table-cell>
          <table:table-cell office:value-type="string" calcext:value-type="string">
            <text:p>'Create a white paper that summarizes what we know and what we don't know about the state of DDI-CDI currentl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2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PVTI_lADOAApNpc4AG11JzgDRrMs'</text:p>
          </table:table-cell>
          <table:table-cell office:value-type="string" calcext:value-type="string">
            <text:p>'Collection: Keep track of list of issues that we want to address as part of 1.4.1'</text:p>
          </table:table-cell>
          <table:table-cell office:value-type="string" calcext:value-type="string">
            <text:p>'dataverse-pm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'PVTI_lADOAApNpc4AG11JzgC4emk'</text:p>
          </table:table-cell>
          <table:table-cell office:value-type="string" calcext:value-type="string">
            <text:p>'1.2.1 Deliverable Backlog Working No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'PVTI_lADOAApNpc4AG11JzgDuR2I'</text:p>
          </table:table-cell>
          <table:table-cell office:value-type="string" calcext:value-type="string">
            <text:p>'Create a whitepaper for external vocabulary work 1.2.1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3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50:19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'PVTI_lADOAApNpc4AG11JzgC2L8k'</text:p>
          </table:table-cell>
          <table:table-cell office:value-type="string" calcext:value-type="string">
            <text:p>'Spike: Discovery about integrating biomedical vocabularies into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spike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18T21:31:30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'PVTI_lADOAApNpc4AG11JzgC0cTg'</text:p>
          </table:table-cell>
          <table:table-cell office:value-type="string" calcext:value-type="string">
            <text:p>'Spike: What work has already been done towards support for controlled vocabularies for metadata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Feature: Controlled Vocabulary','NIH OTA: 1.2.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5-06T16:12:19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'PVTI_lADOAApNpc4AG11JzgC0cT4'</text:p>
          </table:table-cell>
          <table:table-cell office:value-type="string" calcext:value-type="string">
            <text:p>'As a curator, I want to more easily add metadata about related resources so that it's more discoverab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NIH OTA: 1.5.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'PVTI_lADOAApNpc4AG11JzgDTWIo'</text:p>
          </table:table-cell>
          <table:table-cell office:value-type="string" calcext:value-type="string">
            <text:p>'Spike: Identify Existing Repositories that specialize in handling Sensitive Dat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 DC','NIH OTA: 1.6.2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PVTI_lADOAApNpc4AG11JzgDRjTQ'</text:p>
          </table:table-cell>
          <table:table-cell office:value-type="string" calcext:value-type="string">
            <text:p>'Spike: Inventory and prioritize all existing Harvesting related issu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17:0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'PVTI_lADOAApNpc4AG11JzgDNyig'</text:p>
          </table:table-cell>
          <table:table-cell office:value-type="string" calcext:value-type="string">
            <text:p>'Refactor the OAI code, Step 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Size: Queued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'PVTI_lADOAApNpc4AG11JzgDNzWI'</text:p>
          </table:table-cell>
          <table:table-cell office:value-type="string" calcext:value-type="string">
            <text:p>'Revisit/reimplement the concept of a "Harvested file".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pm.epic.nih_harvesting_framework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'PVTI_lADOAApNpc4AG11JzgDNybE'</text:p>
          </table:table-cell>
          <table:table-cell office:value-type="string" calcext:value-type="string">
            <text:p>'Expand the suite of automated tests of the Harvesting functionalit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Testing: API',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'PVTI_lADOAApNpc4AG11JzgDNzGE'</text:p>
          </table:table-cell>
          <table:table-cell office:value-type="string" calcext:value-type="string">
            <text:p>'Exclude deaccessioned dataset from being harves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Harvesting','User Role: Superuser','NIH OTA: 1.4.1','Size: 3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0:44:4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'PVTI_lADOAApNpc4AG11JzgDNydI'</text:p>
          </table:table-cell>
          <table:table-cell office:value-type="string" calcext:value-type="string">
            <text:p>'invalid schema and metadataNamespace fields in OAI-PMH ListMetadataFormats respon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User Role: Sysadmin','NIH OTA: 1.4.1','Size: 1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1:42:11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'PVTI_lADOAApNpc4AG11JzgDNypg'</text:p>
          </table:table-cell>
          <table:table-cell office:value-type="string" calcext:value-type="string">
            <text:p>'OAI server: metadataPrefix unknown: Internal server err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7:16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'PVTI_lADOAApNpc4AG11JzgDNzhY'</text:p>
          </table:table-cell>
          <table:table-cell office:value-type="string" calcext:value-type="string">
            <text:p>'Feature Request/Idea: Documentation for the API to create and edit harvesting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Feature: API Guide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0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'PVTI_lADOAApNpc4AG11JzgDNyuM'</text:p>
          </table:table-cell>
          <table:table-cell office:value-type="string" calcext:value-type="string">
            <text:p>'OAI-PMH responses indicating errors should be processable by OAI-PMH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5:02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'PVTI_lADOAApNpc4AG11JzgDU0XE'</text:p>
          </table:table-cell>
          <table:table-cell office:value-type="string" calcext:value-type="string">
            <text:p>'Draft design doc for NetCDF/HDF5/geospatia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NIH: NetCDF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8:22:04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'PVTI_lADOAApNpc4AG11JzgDWYM8'</text:p>
          </table:table-cell>
          <table:table-cell office:value-type="string" calcext:value-type="string">
            <text:p>'Extract metadata from NetCDF and HDF5 files as XML in NcML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'PVTI_lADOAApNpc4AG11JzgDRcH0'</text:p>
          </table:table-cell>
          <table:table-cell office:value-type="string" calcext:value-type="string">
            <text:p>'Improve file type detection of NetCDF and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9:35:04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'PVTI_lADOAApNpc4AG11JzgDRcJM'</text:p>
          </table:table-cell>
          <table:table-cell office:value-type="string" calcext:value-type="string">
            <text:p>'NetCDF/HDF5/geospatial discove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6:59:2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PVTI_lADOAApNpc4AG11JzgDTUqE'</text:p>
          </table:table-cell>
          <table:table-cell office:value-type="string" calcext:value-type="string">
            <text:p>'Deliverable: Address Email Operation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De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I_lADOAApNpc4AG11JzgDTVkM'</text:p>
          </table:table-cell>
          <table:table-cell office:value-type="string" calcext:value-type="string">
            <text:p>'SPF message on Harvard Dataverse Emails'</text:p>
          </table:table-cell>
          <table:table-cell office:value-type="string" calcext:value-type="string">
            <text:p>'dataverse-security'</text:p>
          </table:table-cell>
          <table:table-cell/>
          <table:table-cell office:value-type="string" calcext:value-type="string">
            <text:p>'ops: Email Issu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'PVTI_lADOAApNpc4AG11JzgDNzzY'</text:p>
          </table:table-cell>
          <table:table-cell office:value-type="string" calcext:value-type="string">
            <text:p>'Add import for oai_datacite ("OpenAire") format (this will allow Dataverse to harvest this format too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'PVTI_lADOAApNpc4AG11JzgDwq4o'</text:p>
          </table:table-cell>
          <table:table-cell office:value-type="string" calcext:value-type="string">
            <text:p>'Include Signed-urls in the External Tools Framework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6.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56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'PVTI_lADOAApNpc4AG11JzgD7HW0'</text:p>
          </table:table-cell>
          <table:table-cell office:value-type="string" calcext:value-type="string">
            <text:p>'Weird property key modification in Bundle.properties file v5.1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f01-d-y01-a01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07:0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'PVTI_lADOAApNpc4AG11JzgD7SE4'</text:p>
          </table:table-cell>
          <table:table-cell office:value-type="string" calcext:value-type="string">
            <text:p>'7844 codemeta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Working Group: SWC','HERMES','NIH OTA: 1.3.1','Size: 10','pm.f01-d-y01-a03-t01','pm.f01-d-y01-a03-t02'</text:p>
          </table:table-cell>
          <table:table-cell office:value-type="string" calcext:value-type="string">
            <text:p>'78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22:13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'PVTI_lADOAApNpc4AG11JzgD7S0U'</text:p>
          </table:table-cell>
          <table:table-cell office:value-type="string" calcext:value-type="string">
            <text:p>'Feature Request/Idea: Add Computational Workflow Metadata and Related Doc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'PVTI_lADOAApNpc4AG11JzgD7S0Y'</text:p>
          </table:table-cell>
          <table:table-cell office:value-type="string" calcext:value-type="string">
            <text:p>'Feature Request/Idea: File type recognition based on filenam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6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44" calcext:value-type="float">
            <text:p>8744</text:p>
          </table:table-cell>
          <table:table-cell office:value-type="string" calcext:value-type="string">
            <text:p>'PVTI_lADOAApNpc4AG11JzgD7S0c'</text:p>
          </table:table-cell>
          <table:table-cell office:value-type="string" calcext:value-type="string">
            <text:p>'File Recognition - Add support for files without exten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19:51:05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9" calcext:value-type="float">
            <text:p>8759</text:p>
          </table:table-cell>
          <table:table-cell office:value-type="string" calcext:value-type="string">
            <text:p>'PVTI_lADOAApNpc4AG11JzgD7S0o'</text:p>
          </table:table-cell>
          <table:table-cell office:value-type="string" calcext:value-type="string">
            <text:p>'Feature Request/Idea: File type recognition - Ad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'PVTI_lADOAApNpc4AG11JzgD7S0g'</text:p>
          </table:table-cell>
          <table:table-cell office:value-type="string" calcext:value-type="string">
            <text:p>'Feature Request/Idea: Improve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2" calcext:value-type="float">
            <text:p>8792</text:p>
          </table:table-cell>
          <table:table-cell office:value-type="string" calcext:value-type="string">
            <text:p>'PVTI_lADOAApNpc4AG11JzgD7S00'</text:p>
          </table:table-cell>
          <table:table-cell office:value-type="string" calcext:value-type="string">
            <text:p>'BagIt Support -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8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2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'PVTI_lADOAApNpc4AG11JzgD7S08'</text:p>
          </table:table-cell>
          <table:table-cell office:value-type="string" calcext:value-type="string">
            <text:p>'Added Computational Workflow metadata and related document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6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9T14:02:2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'PVTI_lADOAApNpc4AG11JzgD7S04'</text:p>
          </table:table-cell>
          <table:table-cell office:value-type="string" calcext:value-type="string">
            <text:p>'Added new static facet to show metadata blocks with val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5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18T19:48:42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'PVTI_lADOAApNpc4AG11JzgD7S0k'</text:p>
          </table:table-cell>
          <table:table-cell office:value-type="string" calcext:value-type="string">
            <text:p>'BagIt Support - Improved ignored fil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8T18:13:27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'PVTI_lADOAApNpc4AG11JzgD7S0s'</text:p>
          </table:table-cell>
          <table:table-cell office:value-type="string" calcext:value-type="string">
            <text:p>'File Recognition - Added computational workflow file typ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 office:value-type="string" calcext:value-type="string">
            <text:p>'875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15T20:39:3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'PVTI_lADOAApNpc4AG11JzgD7S0w'</text:p>
          </table:table-cell>
          <table:table-cell office:value-type="string" calcext:value-type="string">
            <text:p>'Feature Request/Idea: Improve error messages for BagIt handl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2','NIH OTA: 1.3.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7-22T20:48:33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Activ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'PVTI_lADOAApNpc4AG11JzgEJiyA'</text:p>
          </table:table-cell>
          <table:table-cell office:value-type="string" calcext:value-type="string">
            <text:p>'9228 - add OIDC development setup for OIDC login feature te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NIH OTA: 1.7.1 (reArchitecture)','Size: 3','pm.f01-d-y01-a07-t01','pm.f01-d-y01-a07-t02'</text:p>
          </table:table-cell>
          <table:table-cell office:value-type="string" calcext:value-type="string">
            <text:p>'9228'</text:p>
          </table:table-cell>
          <table:table-cell office:value-type="string" calcext:value-type="string">
            <text:p>'Active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9T16:10:49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'PVTI_lADOAApNpc4AG11JzgEQ8jg'</text:p>
          </table:table-cell>
          <table:table-cell office:value-type="string" calcext:value-type="string">
            <text:p>'Feature request: Add the ability to configure a Harvesting Client to add a custom header to OAI cal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pm.f01-d-y01-a04-t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20:17:32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undedDeliverables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_kwDOAApNpc4AG11J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'PVTI_lADOAApNpc4AG11JzgEo4fc'</text:p>
          </table:table-cell>
          <table:table-cell office:value-type="string" calcext:value-type="string">
            <text:p>'Spike: Discover Root cause of GitHub actions stoppage in January (Before the end of February!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vOps: Probl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9T16:35:52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1" table:default-cell-style-name="Default"/>
        <table:table-column table:style-name="co22" table:default-cell-style-name="Default"/>
        <table:table-column table:style-name="co12" table:number-columns-repeated="3" table:default-cell-style-name="Default"/>
        <table:table-column table:style-name="co52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12" table:visibility="collapse" table:number-columns-repeated="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3" table:visibility="collapse" table:default-cell-style-name="Default"/>
        <table:table-column table:style-name="co54" table:visibility="collapse" table:default-cell-style-name="Default"/>
        <table:table-row table:style-name="ro1">
          <table:table-cell office:value-type="string" calcext:value-type="string">
            <text:p>ProjectTitle</text:p>
          </table:table-cell>
          <table:table-cell office:value-type="string" calcext:value-type="string">
            <text:p>ProjectNumber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Issu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pm.f01</text:p>
          </table:table-cell>
          <table:table-cell office:value-type="string" calcext:value-type="string">
            <text:p>pm.f01-d-y02-a05-t01</text:p>
          </table:table-cell>
          <table:table-cell office:value-type="string" calcext:value-type="string">
            <text:p>pm.f01-d-y02-a03-t02</text:p>
          </table:table-cell>
          <table:table-cell office:value-type="string" calcext:value-type="string">
            <text:p>pm.f01-d-y02-a03-t01</text:p>
          </table:table-cell>
          <table:table-cell office:value-type="string" calcext:value-type="string">
            <text:p>D: GDC: Interop With DV</text:p>
          </table:table-cell>
          <table:table-cell office:value-type="string" calcext:value-type="string">
            <text:p>bklog: Deliverable</text:p>
          </table:table-cell>
          <table:table-cell office:value-type="string" calcext:value-type="string">
            <text:p>D: Dev</text:p>
          </table:table-cell>
          <table:table-cell office:value-type="string" calcext:value-type="string">
            <text:p>pm.f01-d-y01-a06-t01</text:p>
          </table:table-cell>
          <table:table-cell office:value-type="string" calcext:value-type="string">
            <text:p>pm.f01-d-y01-a02-t02</text:p>
          </table:table-cell>
          <table:table-cell office:value-type="string" calcext:value-type="string">
            <text:p>pm.f01-d-y01-a02-t01</text:p>
          </table:table-cell>
          <table:table-cell office:value-type="string" calcext:value-type="string">
            <text:p>pm.f01-d-y01-a05-t01</text:p>
          </table:table-cell>
          <table:table-cell office:value-type="string" calcext:value-type="string">
            <text:p>pm.f01-d-y01-a06-t02</text:p>
          </table:table-cell>
          <table:table-cell office:value-type="string" calcext:value-type="string">
            <text:p>pm.f01-d-y01-a04-t01</text:p>
          </table:table-cell>
          <table:table-cell office:value-type="string" calcext:value-type="string">
            <text:p>pm.f01-d-y01-a03-t01</text:p>
          </table:table-cell>
          <table:table-cell office:value-type="string" calcext:value-type="string">
            <text:p>pm.f01-d-y01-a03-t02</text:p>
          </table:table-cell>
          <table:table-cell office:value-type="string" calcext:value-type="string">
            <text:p>pm.f01-d-y01-a04-t02</text:p>
          </table:table-cell>
          <table:table-cell office:value-type="string" calcext:value-type="string">
            <text:p>pm.f01-d-y01-a07-t01</text:p>
          </table:table-cell>
          <table:table-cell office:value-type="string" calcext:value-type="string">
            <text:p>pm.f01-d-y01-a07-t02</text:p>
          </table:table-cell>
          <table:table-cell office:value-type="string" calcext:value-type="string">
            <text:p>pm.f02</text:p>
          </table:table-cell>
          <table:table-cell office:value-type="string" calcext:value-type="string">
            <text:p>NIH: NetCDF</text:p>
          </table:table-cell>
          <table:table-cell office:value-type="string" calcext:value-type="string">
            <text:p>D: Payara 6 Upgrade</text:p>
          </table:table-cell>
          <table:table-cell office:value-type="string" calcext:value-type="string">
            <text:p>D: Dataset: large number of files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VTI_lADOAApNpc4AM0c1zgFP4BI'</text:p>
          </table:table-cell>
          <table:table-cell office:value-type="string" calcext:value-type="string">
            <text:p>'NIH AIM:5 YR:2 TASK:1 | 2.5.1 | Design and implement usage reports and data citation metrics based on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PVTI_lADOAApNpc4AM0c1zgFP4BM'</text:p>
          </table:table-cell>
          <table:table-cell office:value-type="string" calcext:value-type="string">
            <text:p>'NIH AIM:3 YR:2 TASK:2 | 2.3.2 | Research and discovery phase for containers and research objects suppor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PVTI_lADOAApNpc4AM0c1zgFP4BQ'</text:p>
          </table:table-cell>
          <table:table-cell office:value-type="string" calcext:value-type="string">
            <text:p>'NIH AIM:3 YR:2 TASK:1 | 2.3.1 | Support biomedical workflow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2-a03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PVTI_lADOAApNpc4AM0c1zgFP4BU'</text:p>
          </table:table-cell>
          <table:table-cell office:value-type="string" calcext:value-type="string">
            <text:p>'Deliverable: Investigate interoperability between datacommons and dataverse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GDC: Interop With DV','bklog: Deliverabl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PVTI_lADOAApNpc4AM0c1zgFP4BY'</text:p>
          </table:table-cell>
          <table:table-cell office:value-type="string" calcext:value-type="string">
            <text:p>'Deliverable: Support the 5 core persistent identifiers in Dataverse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De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PVTI_lADOAApNpc4AM0c1zgFP4Bc'</text:p>
          </table:table-cell>
          <table:table-cell office:value-type="string" calcext:value-type="string">
            <text:p>'Deliverable: Address Email Operation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De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PVTI_lADOAApNpc4AM0c1zgFP4Bg'</text:p>
          </table:table-cell>
          <table:table-cell office:value-type="string" calcext:value-type="string">
            <text:p>'NIH GREI Working Group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PVTI_lADOAApNpc4AM0c1zgFP4Bo'</text:p>
          </table:table-cell>
          <table:table-cell office:value-type="string" calcext:value-type="string">
            <text:p>'6 | 1.6.1 | Integrate with OpenDP tools to support differentially private statistical releases of de-identified data deposited in the repository (in collaboration with the OpenDP.org project, currently partially funded with the Sloan Foundation)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PVTI_lADOAApNpc4AM0c1zgFP4Bw'</text:p>
          </table:table-cell>
          <table:table-cell office:value-type="string" calcext:value-type="string">
            <text:p>'2 | 1.2.2 | Define use cases for DDI-CDI support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PVTI_lADOAApNpc4AM0c1zgFP4B4'</text:p>
          </table:table-cell>
          <table:table-cell office:value-type="string" calcext:value-type="string">
            <text:p>'2 | 1.2.1 | Design and implement integration with controlled vocabularies | 5 |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2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PVTI_lADOAApNpc4AM0c1zgFP4B8'</text:p>
          </table:table-cell>
          <table:table-cell office:value-type="string" calcext:value-type="string">
            <text:p>'5 | 1.5.1 | Standardize download metrics for the Harvard Dataverse repository following Make Data Count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5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PVTI_lADOAApNpc4AM0c1zgFP4CE'</text:p>
          </table:table-cell>
          <table:table-cell office:value-type="string" calcext:value-type="string">
            <text:p>'6 | 1.6.2 | Discovery phase to support DataTags | 10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6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VTI_lADOAApNpc4AM0c1zgFP4CI'</text:p>
          </table:table-cell>
          <table:table-cell office:value-type="string" calcext:value-type="string">
            <text:p>'4 | 1.4.1 | Resolve OAI-PMH harvesting issu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PVTI_lADOAApNpc4AM0c1zgFP4CM'</text:p>
          </table:table-cell>
          <table:table-cell office:value-type="string" calcext:value-type="string">
            <text:p>'3 | 1.3.1 &amp; 1.3.2 | Support software metadata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3-t01','pm.f01-d-y01-a03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PVTI_lADOAApNpc4AM0c1zgFP4CQ'</text:p>
          </table:table-cell>
          <table:table-cell office:value-type="string" calcext:value-type="string">
            <text:p>'4 | 1.4.2 | Create working group on packaging standards to share metadata and data across repositories | 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4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PVTI_lADOAApNpc4AM0c1zgFP4CY'</text:p>
          </table:table-cell>
          <table:table-cell office:value-type="string" calcext:value-type="string">
            <text:p>'7 | 1.7.1 | &amp; 1.7.2 Re Architecture Effort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1','pm.f01-d-y01-a07-t01','pm.f01-d-y01-a07-t0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PVTI_lADOAApNpc4AM0c1zgFP4Cc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f02','NIH: NetCDF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PVTI_lADOAApNpc4AM0c1zgFSVLQ'</text:p>
          </table:table-cell>
          <table:table-cell office:value-type="string" calcext:value-type="string">
            <text:p>'Spike: Revisit the issue of adding rate limiting logic to the application, create a list of actionable issues to start the effort.'</text:p>
          </table:table-cell>
          <table:table-cell office:value-type="string" calcext:value-type="string">
            <text:p>'dataverse-pm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DRAFT_ISSUE'</text:p>
          </table:table-cell>
          <table:table-cell/>
          <table:table-cell office:value-type="string" calcext:value-type="string">
            <text:p>'PVTI_lADOAApNpc4AM0c1zgFfLiY'</text:p>
          </table:table-cell>
          <table:table-cell office:value-type="string" calcext:value-type="string">
            <text:p>'IQSS/dataverse-pm'</text:p>
          </table:table-cell>
          <table:table-cell table:number-columns-repeated="4"/>
          <table:table-cell office:value-type="string" calcext:value-type="string">
            <text:p>''</text:p>
          </table:table-cell>
          <table:table-cell table:style-name="Default"/>
          <table:table-cell office:value-type="string" calcext:value-type="string">
            <text:p>''</text:p>
          </table:table-cell>
          <table:table-cell office:value-type="string" calcext:value-type="string">
            <text:p>20230322-160447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PVTI_lADOAApNpc4AM0c1zgFfRso'</text:p>
          </table:table-cell>
          <table:table-cell office:value-type="string" calcext:value-type="string">
            <text:p>'bklog: Deliverable - Upgrade to Payara 6 and from EE 8 to EE 10 (Placeholder issue)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Payara 6 Upgrade','bklog: Deliverabl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'Dataverse_Other_Deliverables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PVT_kwDOAApNpc4AM0c1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PVTI_lADOAApNpc4AM0c1zgFo_LA'</text:p>
          </table:table-cell>
          <table:table-cell office:value-type="string" calcext:value-type="string">
            <text:p>'Deliverable: Slow response for datasets with high number of fil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bklog: Deliverable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20230322-16044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BZ86" table:display-filter-buttons="true">
          <table:filter>
            <table:filter-and>
              <table:filter-condition table:value="" table:operator="=" table:field-number="63"/>
              <table:filter-condition table:value="" table:operator="=" table:field-number="59"/>
              <table:filter-condition table:value="" table:operator="=" table:field-number="60"/>
              <table:filter-condition table:value="" table:operator="=" table:field-number="51"/>
              <table:filter-condition table:value="" table:operator="=" table:field-number="46"/>
              <table:filter-condition table:value="" table:operator="=" table:field-number="40"/>
              <table:filter-condition table:value="" table:operator="=" table:field-number="20"/>
            </table:filter-and>
          </table:filter>
        </table:database-range>
        <table:database-range table:name="__Anonymous_Sheet_DB__2" table:target-range-address="Sheet3.A1:Sheet3.CD86" table:display-filter-buttons="true">
          <table:filter>
            <table:filter-and>
              <table:filter-condition table:value="" table:operator="=" table:field-number="24"/>
              <table:filter-condition table:value="" table:operator="=" table:field-number="44"/>
              <table:filter-condition table:value="" table:operator="=" table:field-number="50"/>
              <table:filter-condition table:value="" table:operator="=" table:field-number="55"/>
              <table:filter-condition table:value="" table:operator="=" table:field-number="63"/>
              <table:filter-condition table:value="" table:operator="=" table:field-number="67"/>
            </table:filter-and>
          </table:filter>
        </table:database-range>
        <table:database-range table:name="__Anonymous_Sheet_DB__3" table:target-range-address="Sheet4.A1:Sheet4.CD86" table:display-filter-buttons="true">
          <table:filter>
            <table:filter-and>
              <table:filter-condition table:data-type="number" table:value="" table:operator="=" table:field-number="67"/>
              <table:filter-condition table:data-type="number" table:value="" table:operator="=" table:field-number="63"/>
              <table:filter-condition table:data-type="number" table:value="" table:operator="=" table:field-number="50"/>
              <table:filter-condition table:data-type="number" table:value="" table:operator="=" table:field-number="44"/>
              <table:filter-condition table:data-type="number" table:value="" table:operator="=" table:field-number="24"/>
            </table:filter-and>
          </table:filter>
        </table:database-range>
        <table:database-range table:name="__Anonymous_Sheet_DB__5" table:target-range-address="Sheet6.A1:Sheet6.AN22" table:display-filter-buttons="true">
          <table:filter>
            <table:filter-and>
              <table:filter-condition table:data-type="number" table:value="1" table:operator="=" table:field-number="1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3:12:51.835584623</meta:creation-date>
    <meta:editing-duration>PT3H23M29S</meta:editing-duration>
    <meta:editing-cycles>3</meta:editing-cycles>
    <meta:generator>LibreOffice/7.3.7.2$Linux_X86_64 LibreOffice_project/30$Build-2</meta:generator>
    <dc:date>2023-03-22T19:36:40.379302801</dc:date>
    <meta:document-statistic meta:table-count="6" meta:cell-count="15918" meta:object-count="0"/>
  </office:meta>
</office:document-meta>
</file>